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*summary" table:style-name="ta1">
        <table:shapes>
          <draw:frame draw:z-index="0" draw:style-name="gr1" draw:text-style-name="P1" svg:width="8.998in" svg:height="6.4331in" svg:x="4.5311in" svg:y="1.422in">
            <draw:object draw:notify-on-update-of-ranges="'*summary'.A2:'*summary'.A250 '*summary'.E1:'*summary'.E1 '*summary'.E2:'*summary'.E250 '*summary'.A2:'*summary'.A250 '*summary'.D1:'*summary'.D1 '*summary'.D2:'*summary'.D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%cycle number</text:p>
          </table:table-cell>
          <table:table-cell office:value-type="string" calcext:value-type="string">
            <text:p>t_charge(seconds)</text:p>
          </table:table-cell>
          <table:table-cell office:value-type="string" calcext:value-type="string">
            <text:p>mVcell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8" calcext:value-type="float">
            <text:p>1588</text:p>
          </table:table-cell>
          <table:table-cell office:value-type="float" office:value="4101" calcext:value-type="float">
            <text:p>4101</text:p>
          </table:table-cell>
          <table:table-cell office:value-type="float" office:value="33116" calcext:value-type="float">
            <text:p>33116</text:p>
          </table:table-cell>
          <table:table-cell office:value-type="float" office:value="125944" calcext:value-type="float">
            <text:p>125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1" calcext:value-type="float">
            <text:p>1591</text:p>
          </table:table-cell>
          <table:table-cell office:value-type="float" office:value="4101" calcext:value-type="float">
            <text:p>4101</text:p>
          </table:table-cell>
          <table:table-cell office:value-type="float" office:value="33163" calcext:value-type="float">
            <text:p>33163</text:p>
          </table:table-cell>
          <table:table-cell office:value-type="float" office:value="126093" calcext:value-type="float">
            <text:p>1260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95" calcext:value-type="float">
            <text:p>1595</text:p>
          </table:table-cell>
          <table:table-cell office:value-type="float" office:value="4101" calcext:value-type="float">
            <text:p>4101</text:p>
          </table:table-cell>
          <table:table-cell office:value-type="float" office:value="33257" calcext:value-type="float">
            <text:p>33257</text:p>
          </table:table-cell>
          <table:table-cell office:value-type="float" office:value="126405" calcext:value-type="float">
            <text:p>126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3" calcext:value-type="float">
            <text:p>1593</text:p>
          </table:table-cell>
          <table:table-cell office:value-type="float" office:value="4101" calcext:value-type="float">
            <text:p>4101</text:p>
          </table:table-cell>
          <table:table-cell office:value-type="float" office:value="33221" calcext:value-type="float">
            <text:p>33221</text:p>
          </table:table-cell>
          <table:table-cell office:value-type="float" office:value="126268" calcext:value-type="float">
            <text:p>1262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85" calcext:value-type="float">
            <text:p>1585</text:p>
          </table:table-cell>
          <table:table-cell office:value-type="float" office:value="4101" calcext:value-type="float">
            <text:p>4101</text:p>
          </table:table-cell>
          <table:table-cell office:value-type="float" office:value="33034" calcext:value-type="float">
            <text:p>33034</text:p>
          </table:table-cell>
          <table:table-cell office:value-type="float" office:value="125594" calcext:value-type="float">
            <text:p>1255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0" calcext:value-type="float">
            <text:p>1580</text:p>
          </table:table-cell>
          <table:table-cell office:value-type="float" office:value="4101" calcext:value-type="float">
            <text:p>4101</text:p>
          </table:table-cell>
          <table:table-cell office:value-type="float" office:value="32930" calcext:value-type="float">
            <text:p>32930</text:p>
          </table:table-cell>
          <table:table-cell office:value-type="float" office:value="125211" calcext:value-type="float">
            <text:p>1252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77" calcext:value-type="float">
            <text:p>1577</text:p>
          </table:table-cell>
          <table:table-cell office:value-type="float" office:value="4101" calcext:value-type="float">
            <text:p>4101</text:p>
          </table:table-cell>
          <table:table-cell office:value-type="float" office:value="32867" calcext:value-type="float">
            <text:p>32867</text:p>
          </table:table-cell>
          <table:table-cell office:value-type="float" office:value="124982" calcext:value-type="float">
            <text:p>1249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2" calcext:value-type="float">
            <text:p>1572</text:p>
          </table:table-cell>
          <table:table-cell office:value-type="float" office:value="4101" calcext:value-type="float">
            <text:p>4101</text:p>
          </table:table-cell>
          <table:table-cell office:value-type="float" office:value="32763" calcext:value-type="float">
            <text:p>32763</text:p>
          </table:table-cell>
          <table:table-cell office:value-type="float" office:value="124601" calcext:value-type="float">
            <text:p>1246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70" calcext:value-type="float">
            <text:p>1570</text:p>
          </table:table-cell>
          <table:table-cell office:value-type="float" office:value="4101" calcext:value-type="float">
            <text:p>4101</text:p>
          </table:table-cell>
          <table:table-cell office:value-type="float" office:value="32721" calcext:value-type="float">
            <text:p>32721</text:p>
          </table:table-cell>
          <table:table-cell office:value-type="float" office:value="124440" calcext:value-type="float">
            <text:p>1244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71" calcext:value-type="float">
            <text:p>1571</text:p>
          </table:table-cell>
          <table:table-cell office:value-type="float" office:value="4101" calcext:value-type="float">
            <text:p>4101</text:p>
          </table:table-cell>
          <table:table-cell office:value-type="float" office:value="32762" calcext:value-type="float">
            <text:p>32762</text:p>
          </table:table-cell>
          <table:table-cell office:value-type="float" office:value="124580" calcext:value-type="float">
            <text:p>1245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81" calcext:value-type="float">
            <text:p>1581</text:p>
          </table:table-cell>
          <table:table-cell office:value-type="float" office:value="4101" calcext:value-type="float">
            <text:p>4101</text:p>
          </table:table-cell>
          <table:table-cell office:value-type="float" office:value="32951" calcext:value-type="float">
            <text:p>32951</text:p>
          </table:table-cell>
          <table:table-cell office:value-type="float" office:value="125269" calcext:value-type="float">
            <text:p>1252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92" calcext:value-type="float">
            <text:p>1592</text:p>
          </table:table-cell>
          <table:table-cell office:value-type="float" office:value="4101" calcext:value-type="float">
            <text:p>4101</text:p>
          </table:table-cell>
          <table:table-cell office:value-type="float" office:value="33180" calcext:value-type="float">
            <text:p>33180</text:p>
          </table:table-cell>
          <table:table-cell office:value-type="float" office:value="126067" calcext:value-type="float">
            <text:p>1260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02" calcext:value-type="float">
            <text:p>1602</text:p>
          </table:table-cell>
          <table:table-cell office:value-type="float" office:value="4101" calcext:value-type="float">
            <text:p>4101</text:p>
          </table:table-cell>
          <table:table-cell office:value-type="float" office:value="33398" calcext:value-type="float">
            <text:p>33398</text:p>
          </table:table-cell>
          <table:table-cell office:value-type="float" office:value="126840" calcext:value-type="float">
            <text:p>126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13" calcext:value-type="float">
            <text:p>1613</text:p>
          </table:table-cell>
          <table:table-cell office:value-type="float" office:value="4101" calcext:value-type="float">
            <text:p>4101</text:p>
          </table:table-cell>
          <table:table-cell office:value-type="float" office:value="33618" calcext:value-type="float">
            <text:p>33618</text:p>
          </table:table-cell>
          <table:table-cell office:value-type="float" office:value="127616" calcext:value-type="float">
            <text:p>1276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22" calcext:value-type="float">
            <text:p>1622</text:p>
          </table:table-cell>
          <table:table-cell office:value-type="float" office:value="4101" calcext:value-type="float">
            <text:p>4101</text:p>
          </table:table-cell>
          <table:table-cell office:value-type="float" office:value="33805" calcext:value-type="float">
            <text:p>33805</text:p>
          </table:table-cell>
          <table:table-cell office:value-type="float" office:value="128279" calcext:value-type="float">
            <text:p>1282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25" calcext:value-type="float">
            <text:p>1625</text:p>
          </table:table-cell>
          <table:table-cell office:value-type="float" office:value="4101" calcext:value-type="float">
            <text:p>4101</text:p>
          </table:table-cell>
          <table:table-cell office:value-type="float" office:value="33868" calcext:value-type="float">
            <text:p>33868</text:p>
          </table:table-cell>
          <table:table-cell office:value-type="float" office:value="128496" calcext:value-type="float">
            <text:p>1284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29" calcext:value-type="float">
            <text:p>1629</text:p>
          </table:table-cell>
          <table:table-cell office:value-type="float" office:value="4101" calcext:value-type="float">
            <text:p>4101</text:p>
          </table:table-cell>
          <table:table-cell office:value-type="float" office:value="33972" calcext:value-type="float">
            <text:p>33972</text:p>
          </table:table-cell>
          <table:table-cell office:value-type="float" office:value="128853" calcext:value-type="float">
            <text:p>1288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35" calcext:value-type="float">
            <text:p>1635</text:p>
          </table:table-cell>
          <table:table-cell office:value-type="float" office:value="4101" calcext:value-type="float">
            <text:p>4101</text:p>
          </table:table-cell>
          <table:table-cell office:value-type="float" office:value="34085" calcext:value-type="float">
            <text:p>34085</text:p>
          </table:table-cell>
          <table:table-cell office:value-type="float" office:value="129259" calcext:value-type="float">
            <text:p>1292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39" calcext:value-type="float">
            <text:p>1639</text:p>
          </table:table-cell>
          <table:table-cell office:value-type="float" office:value="4101" calcext:value-type="float">
            <text:p>4101</text:p>
          </table:table-cell>
          <table:table-cell office:value-type="float" office:value="34159" calcext:value-type="float">
            <text:p>34159</text:p>
          </table:table-cell>
          <table:table-cell office:value-type="float" office:value="129516" calcext:value-type="float">
            <text:p>1295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42" calcext:value-type="float">
            <text:p>1642</text:p>
          </table:table-cell>
          <table:table-cell office:value-type="float" office:value="4101" calcext:value-type="float">
            <text:p>4101</text:p>
          </table:table-cell>
          <table:table-cell office:value-type="float" office:value="34230" calcext:value-type="float">
            <text:p>34230</text:p>
          </table:table-cell>
          <table:table-cell office:value-type="float" office:value="129755" calcext:value-type="float">
            <text:p>1297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40" calcext:value-type="float">
            <text:p>1640</text:p>
          </table:table-cell>
          <table:table-cell office:value-type="float" office:value="4101" calcext:value-type="float">
            <text:p>4101</text:p>
          </table:table-cell>
          <table:table-cell office:value-type="float" office:value="34200" calcext:value-type="float">
            <text:p>34200</text:p>
          </table:table-cell>
          <table:table-cell office:value-type="float" office:value="129644" calcext:value-type="float">
            <text:p>1296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36" calcext:value-type="float">
            <text:p>1636</text:p>
          </table:table-cell>
          <table:table-cell office:value-type="float" office:value="4101" calcext:value-type="float">
            <text:p>4101</text:p>
          </table:table-cell>
          <table:table-cell office:value-type="float" office:value="34097" calcext:value-type="float">
            <text:p>34097</text:p>
          </table:table-cell>
          <table:table-cell office:value-type="float" office:value="129270" calcext:value-type="float">
            <text:p>1292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28" calcext:value-type="float">
            <text:p>1628</text:p>
          </table:table-cell>
          <table:table-cell office:value-type="float" office:value="4101" calcext:value-type="float">
            <text:p>4101</text:p>
          </table:table-cell>
          <table:table-cell office:value-type="float" office:value="33930" calcext:value-type="float">
            <text:p>33930</text:p>
          </table:table-cell>
          <table:table-cell office:value-type="float" office:value="128672" calcext:value-type="float">
            <text:p>1286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21" calcext:value-type="float">
            <text:p>1621</text:p>
          </table:table-cell>
          <table:table-cell office:value-type="float" office:value="4101" calcext:value-type="float">
            <text:p>4101</text:p>
          </table:table-cell>
          <table:table-cell office:value-type="float" office:value="33784" calcext:value-type="float">
            <text:p>33784</text:p>
          </table:table-cell>
          <table:table-cell office:value-type="float" office:value="128149" calcext:value-type="float">
            <text:p>1281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17" calcext:value-type="float">
            <text:p>1617</text:p>
          </table:table-cell>
          <table:table-cell office:value-type="float" office:value="4101" calcext:value-type="float">
            <text:p>4101</text:p>
          </table:table-cell>
          <table:table-cell office:value-type="float" office:value="33715" calcext:value-type="float">
            <text:p>33715</text:p>
          </table:table-cell>
          <table:table-cell office:value-type="float" office:value="127902" calcext:value-type="float">
            <text:p>1279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14" calcext:value-type="float">
            <text:p>1614</text:p>
          </table:table-cell>
          <table:table-cell office:value-type="float" office:value="4101" calcext:value-type="float">
            <text:p>4101</text:p>
          </table:table-cell>
          <table:table-cell office:value-type="float" office:value="33638" calcext:value-type="float">
            <text:p>33638</text:p>
          </table:table-cell>
          <table:table-cell office:value-type="float" office:value="127629" calcext:value-type="float">
            <text:p>1276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08" calcext:value-type="float">
            <text:p>1608</text:p>
          </table:table-cell>
          <table:table-cell office:value-type="float" office:value="4101" calcext:value-type="float">
            <text:p>4101</text:p>
          </table:table-cell>
          <table:table-cell office:value-type="float" office:value="33517" calcext:value-type="float">
            <text:p>33517</text:p>
          </table:table-cell>
          <table:table-cell office:value-type="float" office:value="127190" calcext:value-type="float">
            <text:p>1271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00" calcext:value-type="float">
            <text:p>1600</text:p>
          </table:table-cell>
          <table:table-cell office:value-type="float" office:value="4101" calcext:value-type="float">
            <text:p>4101</text:p>
          </table:table-cell>
          <table:table-cell office:value-type="float" office:value="33351" calcext:value-type="float">
            <text:p>33351</text:p>
          </table:table-cell>
          <table:table-cell office:value-type="float" office:value="126593" calcext:value-type="float">
            <text:p>1265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94" calcext:value-type="float">
            <text:p>1594</text:p>
          </table:table-cell>
          <table:table-cell office:value-type="float" office:value="4101" calcext:value-type="float">
            <text:p>4101</text:p>
          </table:table-cell>
          <table:table-cell office:value-type="float" office:value="33221" calcext:value-type="float">
            <text:p>33221</text:p>
          </table:table-cell>
          <table:table-cell office:value-type="float" office:value="126131" calcext:value-type="float">
            <text:p>1261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90" calcext:value-type="float">
            <text:p>1590</text:p>
          </table:table-cell>
          <table:table-cell office:value-type="float" office:value="4101" calcext:value-type="float">
            <text:p>4101</text:p>
          </table:table-cell>
          <table:table-cell office:value-type="float" office:value="33138" calcext:value-type="float">
            <text:p>33138</text:p>
          </table:table-cell>
          <table:table-cell office:value-type="float" office:value="125837" calcext:value-type="float">
            <text:p>1258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89" calcext:value-type="float">
            <text:p>1589</text:p>
          </table:table-cell>
          <table:table-cell office:value-type="float" office:value="4101" calcext:value-type="float">
            <text:p>4101</text:p>
          </table:table-cell>
          <table:table-cell office:value-type="float" office:value="33117" calcext:value-type="float">
            <text:p>33117</text:p>
          </table:table-cell>
          <table:table-cell office:value-type="float" office:value="125749" calcext:value-type="float">
            <text:p>1257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87" calcext:value-type="float">
            <text:p>1587</text:p>
          </table:table-cell>
          <table:table-cell office:value-type="float" office:value="4101" calcext:value-type="float">
            <text:p>4101</text:p>
          </table:table-cell>
          <table:table-cell office:value-type="float" office:value="33096" calcext:value-type="float">
            <text:p>33096</text:p>
          </table:table-cell>
          <table:table-cell office:value-type="float" office:value="125665" calcext:value-type="float">
            <text:p>1256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82" calcext:value-type="float">
            <text:p>1582</text:p>
          </table:table-cell>
          <table:table-cell office:value-type="float" office:value="4101" calcext:value-type="float">
            <text:p>4101</text:p>
          </table:table-cell>
          <table:table-cell office:value-type="float" office:value="32971" calcext:value-type="float">
            <text:p>32971</text:p>
          </table:table-cell>
          <table:table-cell office:value-type="float" office:value="125223" calcext:value-type="float">
            <text:p>1252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76" calcext:value-type="float">
            <text:p>1576</text:p>
          </table:table-cell>
          <table:table-cell office:value-type="float" office:value="4101" calcext:value-type="float">
            <text:p>4101</text:p>
          </table:table-cell>
          <table:table-cell office:value-type="float" office:value="32846" calcext:value-type="float">
            <text:p>32846</text:p>
          </table:table-cell>
          <table:table-cell office:value-type="float" office:value="124772" calcext:value-type="float">
            <text:p>1247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0" calcext:value-type="float">
            <text:p>1570</text:p>
          </table:table-cell>
          <table:table-cell office:value-type="float" office:value="4101" calcext:value-type="float">
            <text:p>4101</text:p>
          </table:table-cell>
          <table:table-cell office:value-type="float" office:value="32721" calcext:value-type="float">
            <text:p>32721</text:p>
          </table:table-cell>
          <table:table-cell office:value-type="float" office:value="124325" calcext:value-type="float">
            <text:p>1243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69" calcext:value-type="float">
            <text:p>1569</text:p>
          </table:table-cell>
          <table:table-cell office:value-type="float" office:value="4101" calcext:value-type="float">
            <text:p>4101</text:p>
          </table:table-cell>
          <table:table-cell office:value-type="float" office:value="32700" calcext:value-type="float">
            <text:p>32700</text:p>
          </table:table-cell>
          <table:table-cell office:value-type="float" office:value="124255" calcext:value-type="float">
            <text:p>1242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65" calcext:value-type="float">
            <text:p>1565</text:p>
          </table:table-cell>
          <table:table-cell office:value-type="float" office:value="4101" calcext:value-type="float">
            <text:p>4101</text:p>
          </table:table-cell>
          <table:table-cell office:value-type="float" office:value="32617" calcext:value-type="float">
            <text:p>32617</text:p>
          </table:table-cell>
          <table:table-cell office:value-type="float" office:value="123953" calcext:value-type="float">
            <text:p>1239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64" calcext:value-type="float">
            <text:p>1564</text:p>
          </table:table-cell>
          <table:table-cell office:value-type="float" office:value="4101" calcext:value-type="float">
            <text:p>4101</text:p>
          </table:table-cell>
          <table:table-cell office:value-type="float" office:value="32611" calcext:value-type="float">
            <text:p>32611</text:p>
          </table:table-cell>
          <table:table-cell office:value-type="float" office:value="123926" calcext:value-type="float">
            <text:p>1239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69" calcext:value-type="float">
            <text:p>1569</text:p>
          </table:table-cell>
          <table:table-cell office:value-type="float" office:value="4101" calcext:value-type="float">
            <text:p>4101</text:p>
          </table:table-cell>
          <table:table-cell office:value-type="float" office:value="32701" calcext:value-type="float">
            <text:p>32701</text:p>
          </table:table-cell>
          <table:table-cell office:value-type="float" office:value="124245" calcext:value-type="float">
            <text:p>1242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82" calcext:value-type="float">
            <text:p>1582</text:p>
          </table:table-cell>
          <table:table-cell office:value-type="float" office:value="4101" calcext:value-type="float">
            <text:p>4101</text:p>
          </table:table-cell>
          <table:table-cell office:value-type="float" office:value="32972" calcext:value-type="float">
            <text:p>32972</text:p>
          </table:table-cell>
          <table:table-cell office:value-type="float" office:value="125218" calcext:value-type="float">
            <text:p>1252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95" calcext:value-type="float">
            <text:p>1595</text:p>
          </table:table-cell>
          <table:table-cell office:value-type="float" office:value="4101" calcext:value-type="float">
            <text:p>4101</text:p>
          </table:table-cell>
          <table:table-cell office:value-type="float" office:value="33242" calcext:value-type="float">
            <text:p>33242</text:p>
          </table:table-cell>
          <table:table-cell office:value-type="float" office:value="126185" calcext:value-type="float">
            <text:p>1261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05" calcext:value-type="float">
            <text:p>1605</text:p>
          </table:table-cell>
          <table:table-cell office:value-type="float" office:value="4101" calcext:value-type="float">
            <text:p>4101</text:p>
          </table:table-cell>
          <table:table-cell office:value-type="float" office:value="33451" calcext:value-type="float">
            <text:p>33451</text:p>
          </table:table-cell>
          <table:table-cell office:value-type="float" office:value="126920" calcext:value-type="float">
            <text:p>1269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17" calcext:value-type="float">
            <text:p>1617</text:p>
          </table:table-cell>
          <table:table-cell office:value-type="float" office:value="4101" calcext:value-type="float">
            <text:p>4101</text:p>
          </table:table-cell>
          <table:table-cell office:value-type="float" office:value="33701" calcext:value-type="float">
            <text:p>33701</text:p>
          </table:table-cell>
          <table:table-cell office:value-type="float" office:value="127799" calcext:value-type="float">
            <text:p>1277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18" calcext:value-type="float">
            <text:p>1618</text:p>
          </table:table-cell>
          <table:table-cell office:value-type="float" office:value="4101" calcext:value-type="float">
            <text:p>4101</text:p>
          </table:table-cell>
          <table:table-cell office:value-type="float" office:value="33722" calcext:value-type="float">
            <text:p>33722</text:p>
          </table:table-cell>
          <table:table-cell office:value-type="float" office:value="127873" calcext:value-type="float">
            <text:p>1278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22" calcext:value-type="float">
            <text:p>1622</text:p>
          </table:table-cell>
          <table:table-cell office:value-type="float" office:value="4101" calcext:value-type="float">
            <text:p>4101</text:p>
          </table:table-cell>
          <table:table-cell office:value-type="float" office:value="33805" calcext:value-type="float">
            <text:p>33805</text:p>
          </table:table-cell>
          <table:table-cell office:value-type="float" office:value="128169" calcext:value-type="float">
            <text:p>1281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24" calcext:value-type="float">
            <text:p>1624</text:p>
          </table:table-cell>
          <table:table-cell office:value-type="float" office:value="4101" calcext:value-type="float">
            <text:p>4101</text:p>
          </table:table-cell>
          <table:table-cell office:value-type="float" office:value="33847" calcext:value-type="float">
            <text:p>33847</text:p>
          </table:table-cell>
          <table:table-cell office:value-type="float" office:value="128312" calcext:value-type="float">
            <text:p>1283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29" calcext:value-type="float">
            <text:p>1629</text:p>
          </table:table-cell>
          <table:table-cell office:value-type="float" office:value="4101" calcext:value-type="float">
            <text:p>4101</text:p>
          </table:table-cell>
          <table:table-cell office:value-type="float" office:value="33971" calcext:value-type="float">
            <text:p>33971</text:p>
          </table:table-cell>
          <table:table-cell office:value-type="float" office:value="128744" calcext:value-type="float">
            <text:p>1287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31" calcext:value-type="float">
            <text:p>1631</text:p>
          </table:table-cell>
          <table:table-cell office:value-type="float" office:value="4101" calcext:value-type="float">
            <text:p>4101</text:p>
          </table:table-cell>
          <table:table-cell office:value-type="float" office:value="33993" calcext:value-type="float">
            <text:p>33993</text:p>
          </table:table-cell>
          <table:table-cell office:value-type="float" office:value="128817" calcext:value-type="float">
            <text:p>1288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27" calcext:value-type="float">
            <text:p>1627</text:p>
          </table:table-cell>
          <table:table-cell office:value-type="float" office:value="4101" calcext:value-type="float">
            <text:p>4101</text:p>
          </table:table-cell>
          <table:table-cell office:value-type="float" office:value="33918" calcext:value-type="float">
            <text:p>33918</text:p>
          </table:table-cell>
          <table:table-cell office:value-type="float" office:value="128541" calcext:value-type="float">
            <text:p>1285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23" calcext:value-type="float">
            <text:p>1623</text:p>
          </table:table-cell>
          <table:table-cell office:value-type="float" office:value="4101" calcext:value-type="float">
            <text:p>4101</text:p>
          </table:table-cell>
          <table:table-cell office:value-type="float" office:value="33828" calcext:value-type="float">
            <text:p>33828</text:p>
          </table:table-cell>
          <table:table-cell office:value-type="float" office:value="128230" calcext:value-type="float">
            <text:p>1282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19" calcext:value-type="float">
            <text:p>1619</text:p>
          </table:table-cell>
          <table:table-cell office:value-type="float" office:value="4101" calcext:value-type="float">
            <text:p>4101</text:p>
          </table:table-cell>
          <table:table-cell office:value-type="float" office:value="33745" calcext:value-type="float">
            <text:p>33745</text:p>
          </table:table-cell>
          <table:table-cell office:value-type="float" office:value="127931" calcext:value-type="float">
            <text:p>1279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14" calcext:value-type="float">
            <text:p>1614</text:p>
          </table:table-cell>
          <table:table-cell office:value-type="float" office:value="4101" calcext:value-type="float">
            <text:p>4101</text:p>
          </table:table-cell>
          <table:table-cell office:value-type="float" office:value="33638" calcext:value-type="float">
            <text:p>33638</text:p>
          </table:table-cell>
          <table:table-cell office:value-type="float" office:value="127546" calcext:value-type="float">
            <text:p>1275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10" calcext:value-type="float">
            <text:p>1610</text:p>
          </table:table-cell>
          <table:table-cell office:value-type="float" office:value="4101" calcext:value-type="float">
            <text:p>4101</text:p>
          </table:table-cell>
          <table:table-cell office:value-type="float" office:value="33555" calcext:value-type="float">
            <text:p>33555</text:p>
          </table:table-cell>
          <table:table-cell office:value-type="float" office:value="127250" calcext:value-type="float">
            <text:p>1272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07" calcext:value-type="float">
            <text:p>1607</text:p>
          </table:table-cell>
          <table:table-cell office:value-type="float" office:value="4101" calcext:value-type="float">
            <text:p>4101</text:p>
          </table:table-cell>
          <table:table-cell office:value-type="float" office:value="33492" calcext:value-type="float">
            <text:p>33492</text:p>
          </table:table-cell>
          <table:table-cell office:value-type="float" office:value="127028" calcext:value-type="float">
            <text:p>1270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02" calcext:value-type="float">
            <text:p>1602</text:p>
          </table:table-cell>
          <table:table-cell office:value-type="float" office:value="4101" calcext:value-type="float">
            <text:p>4101</text:p>
          </table:table-cell>
          <table:table-cell office:value-type="float" office:value="33388" calcext:value-type="float">
            <text:p>33388</text:p>
          </table:table-cell>
          <table:table-cell office:value-type="float" office:value="126653" calcext:value-type="float">
            <text:p>1266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98" calcext:value-type="float">
            <text:p>1598</text:p>
          </table:table-cell>
          <table:table-cell office:value-type="float" office:value="4101" calcext:value-type="float">
            <text:p>4101</text:p>
          </table:table-cell>
          <table:table-cell office:value-type="float" office:value="33305" calcext:value-type="float">
            <text:p>33305</text:p>
          </table:table-cell>
          <table:table-cell office:value-type="float" office:value="126344" calcext:value-type="float">
            <text:p>1263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93" calcext:value-type="float">
            <text:p>1593</text:p>
          </table:table-cell>
          <table:table-cell office:value-type="float" office:value="4101" calcext:value-type="float">
            <text:p>4101</text:p>
          </table:table-cell>
          <table:table-cell office:value-type="float" office:value="33201" calcext:value-type="float">
            <text:p>33201</text:p>
          </table:table-cell>
          <table:table-cell office:value-type="float" office:value="125974" calcext:value-type="float">
            <text:p>1259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91" calcext:value-type="float">
            <text:p>1591</text:p>
          </table:table-cell>
          <table:table-cell office:value-type="float" office:value="4101" calcext:value-type="float">
            <text:p>4101</text:p>
          </table:table-cell>
          <table:table-cell office:value-type="float" office:value="33159" calcext:value-type="float">
            <text:p>33159</text:p>
          </table:table-cell>
          <table:table-cell office:value-type="float" office:value="125830" calcext:value-type="float">
            <text:p>1258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92" calcext:value-type="float">
            <text:p>1592</text:p>
          </table:table-cell>
          <table:table-cell office:value-type="float" office:value="4101" calcext:value-type="float">
            <text:p>4101</text:p>
          </table:table-cell>
          <table:table-cell office:value-type="float" office:value="33180" calcext:value-type="float">
            <text:p>33180</text:p>
          </table:table-cell>
          <table:table-cell office:value-type="float" office:value="125897" calcext:value-type="float">
            <text:p>1258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89" calcext:value-type="float">
            <text:p>1589</text:p>
          </table:table-cell>
          <table:table-cell office:value-type="float" office:value="4101" calcext:value-type="float">
            <text:p>4101</text:p>
          </table:table-cell>
          <table:table-cell office:value-type="float" office:value="33132" calcext:value-type="float">
            <text:p>33132</text:p>
          </table:table-cell>
          <table:table-cell office:value-type="float" office:value="125723" calcext:value-type="float">
            <text:p>1257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90" calcext:value-type="float">
            <text:p>1590</text:p>
          </table:table-cell>
          <table:table-cell office:value-type="float" office:value="4101" calcext:value-type="float">
            <text:p>4101</text:p>
          </table:table-cell>
          <table:table-cell office:value-type="float" office:value="33140" calcext:value-type="float">
            <text:p>33140</text:p>
          </table:table-cell>
          <table:table-cell office:value-type="float" office:value="125758" calcext:value-type="float">
            <text:p>1257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88" calcext:value-type="float">
            <text:p>1588</text:p>
          </table:table-cell>
          <table:table-cell office:value-type="float" office:value="4101" calcext:value-type="float">
            <text:p>4101</text:p>
          </table:table-cell>
          <table:table-cell office:value-type="float" office:value="33097" calcext:value-type="float">
            <text:p>33097</text:p>
          </table:table-cell>
          <table:table-cell office:value-type="float" office:value="125594" calcext:value-type="float">
            <text:p>1255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85" calcext:value-type="float">
            <text:p>1585</text:p>
          </table:table-cell>
          <table:table-cell office:value-type="float" office:value="4101" calcext:value-type="float">
            <text:p>4101</text:p>
          </table:table-cell>
          <table:table-cell office:value-type="float" office:value="33044" calcext:value-type="float">
            <text:p>33044</text:p>
          </table:table-cell>
          <table:table-cell office:value-type="float" office:value="125403" calcext:value-type="float">
            <text:p>1254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82" calcext:value-type="float">
            <text:p>1582</text:p>
          </table:table-cell>
          <table:table-cell office:value-type="float" office:value="4101" calcext:value-type="float">
            <text:p>4101</text:p>
          </table:table-cell>
          <table:table-cell office:value-type="float" office:value="32971" calcext:value-type="float">
            <text:p>32971</text:p>
          </table:table-cell>
          <table:table-cell office:value-type="float" office:value="125151" calcext:value-type="float">
            <text:p>1251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80" calcext:value-type="float">
            <text:p>1580</text:p>
          </table:table-cell>
          <table:table-cell office:value-type="float" office:value="4101" calcext:value-type="float">
            <text:p>4101</text:p>
          </table:table-cell>
          <table:table-cell office:value-type="float" office:value="32932" calcext:value-type="float">
            <text:p>32932</text:p>
          </table:table-cell>
          <table:table-cell office:value-type="float" office:value="125009" calcext:value-type="float">
            <text:p>1250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79" calcext:value-type="float">
            <text:p>1579</text:p>
          </table:table-cell>
          <table:table-cell office:value-type="float" office:value="4101" calcext:value-type="float">
            <text:p>4101</text:p>
          </table:table-cell>
          <table:table-cell office:value-type="float" office:value="32919" calcext:value-type="float">
            <text:p>32919</text:p>
          </table:table-cell>
          <table:table-cell office:value-type="float" office:value="124954" calcext:value-type="float">
            <text:p>1249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79" calcext:value-type="float">
            <text:p>1579</text:p>
          </table:table-cell>
          <table:table-cell office:value-type="float" office:value="4101" calcext:value-type="float">
            <text:p>4101</text:p>
          </table:table-cell>
          <table:table-cell office:value-type="float" office:value="32909" calcext:value-type="float">
            <text:p>32909</text:p>
          </table:table-cell>
          <table:table-cell office:value-type="float" office:value="124923" calcext:value-type="float">
            <text:p>1249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79" calcext:value-type="float">
            <text:p>1579</text:p>
          </table:table-cell>
          <table:table-cell office:value-type="float" office:value="4101" calcext:value-type="float">
            <text:p>4101</text:p>
          </table:table-cell>
          <table:table-cell office:value-type="float" office:value="32929" calcext:value-type="float">
            <text:p>32929</text:p>
          </table:table-cell>
          <table:table-cell office:value-type="float" office:value="124991" calcext:value-type="float">
            <text:p>1249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81" calcext:value-type="float">
            <text:p>1581</text:p>
          </table:table-cell>
          <table:table-cell office:value-type="float" office:value="4101" calcext:value-type="float">
            <text:p>4101</text:p>
          </table:table-cell>
          <table:table-cell office:value-type="float" office:value="32951" calcext:value-type="float">
            <text:p>32951</text:p>
          </table:table-cell>
          <table:table-cell office:value-type="float" office:value="125066" calcext:value-type="float">
            <text:p>1250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83" calcext:value-type="float">
            <text:p>1583</text:p>
          </table:table-cell>
          <table:table-cell office:value-type="float" office:value="4101" calcext:value-type="float">
            <text:p>4101</text:p>
          </table:table-cell>
          <table:table-cell office:value-type="float" office:value="32992" calcext:value-type="float">
            <text:p>32992</text:p>
          </table:table-cell>
          <table:table-cell office:value-type="float" office:value="125216" calcext:value-type="float">
            <text:p>1252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87" calcext:value-type="float">
            <text:p>1587</text:p>
          </table:table-cell>
          <table:table-cell office:value-type="float" office:value="4101" calcext:value-type="float">
            <text:p>4101</text:p>
          </table:table-cell>
          <table:table-cell office:value-type="float" office:value="33076" calcext:value-type="float">
            <text:p>33076</text:p>
          </table:table-cell>
          <table:table-cell office:value-type="float" office:value="125516" calcext:value-type="float">
            <text:p>1255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94" calcext:value-type="float">
            <text:p>1594</text:p>
          </table:table-cell>
          <table:table-cell office:value-type="float" office:value="4101" calcext:value-type="float">
            <text:p>4101</text:p>
          </table:table-cell>
          <table:table-cell office:value-type="float" office:value="33241" calcext:value-type="float">
            <text:p>33241</text:p>
          </table:table-cell>
          <table:table-cell office:value-type="float" office:value="126100" calcext:value-type="float">
            <text:p>126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6" calcext:value-type="float">
            <text:p>1596</text:p>
          </table:table-cell>
          <table:table-cell office:value-type="float" office:value="4101" calcext:value-type="float">
            <text:p>4101</text:p>
          </table:table-cell>
          <table:table-cell office:value-type="float" office:value="33265" calcext:value-type="float">
            <text:p>33265</text:p>
          </table:table-cell>
          <table:table-cell office:value-type="float" office:value="126179" calcext:value-type="float">
            <text:p>1261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1" calcext:value-type="float">
            <text:p>1601</text:p>
          </table:table-cell>
          <table:table-cell office:value-type="float" office:value="4101" calcext:value-type="float">
            <text:p>4101</text:p>
          </table:table-cell>
          <table:table-cell office:value-type="float" office:value="33367" calcext:value-type="float">
            <text:p>33367</text:p>
          </table:table-cell>
          <table:table-cell office:value-type="float" office:value="126550" calcext:value-type="float">
            <text:p>12655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09" calcext:value-type="float">
            <text:p>1609</text:p>
          </table:table-cell>
          <table:table-cell office:value-type="float" office:value="4101" calcext:value-type="float">
            <text:p>4101</text:p>
          </table:table-cell>
          <table:table-cell office:value-type="float" office:value="33535" calcext:value-type="float">
            <text:p>33535</text:p>
          </table:table-cell>
          <table:table-cell office:value-type="float" office:value="127141" calcext:value-type="float">
            <text:p>1271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14" calcext:value-type="float">
            <text:p>1614</text:p>
          </table:table-cell>
          <table:table-cell office:value-type="float" office:value="4101" calcext:value-type="float">
            <text:p>4101</text:p>
          </table:table-cell>
          <table:table-cell office:value-type="float" office:value="33659" calcext:value-type="float">
            <text:p>33659</text:p>
          </table:table-cell>
          <table:table-cell office:value-type="float" office:value="127575" calcext:value-type="float">
            <text:p>1275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09" calcext:value-type="float">
            <text:p>1609</text:p>
          </table:table-cell>
          <table:table-cell office:value-type="float" office:value="4101" calcext:value-type="float">
            <text:p>4101</text:p>
          </table:table-cell>
          <table:table-cell office:value-type="float" office:value="33534" calcext:value-type="float">
            <text:p>33534</text:p>
          </table:table-cell>
          <table:table-cell office:value-type="float" office:value="127123" calcext:value-type="float">
            <text:p>1271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08" calcext:value-type="float">
            <text:p>1608</text:p>
          </table:table-cell>
          <table:table-cell office:value-type="float" office:value="4101" calcext:value-type="float">
            <text:p>4101</text:p>
          </table:table-cell>
          <table:table-cell office:value-type="float" office:value="33513" calcext:value-type="float">
            <text:p>33513</text:p>
          </table:table-cell>
          <table:table-cell office:value-type="float" office:value="127057" calcext:value-type="float">
            <text:p>1270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10" calcext:value-type="float">
            <text:p>1610</text:p>
          </table:table-cell>
          <table:table-cell office:value-type="float" office:value="4101" calcext:value-type="float">
            <text:p>4101</text:p>
          </table:table-cell>
          <table:table-cell office:value-type="float" office:value="33559" calcext:value-type="float">
            <text:p>33559</text:p>
          </table:table-cell>
          <table:table-cell office:value-type="float" office:value="127209" calcext:value-type="float">
            <text:p>1272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02" calcext:value-type="float">
            <text:p>1602</text:p>
          </table:table-cell>
          <table:table-cell office:value-type="float" office:value="4101" calcext:value-type="float">
            <text:p>4101</text:p>
          </table:table-cell>
          <table:table-cell office:value-type="float" office:value="33409" calcext:value-type="float">
            <text:p>33409</text:p>
          </table:table-cell>
          <table:table-cell office:value-type="float" office:value="126664" calcext:value-type="float">
            <text:p>1266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94" calcext:value-type="float">
            <text:p>1594</text:p>
          </table:table-cell>
          <table:table-cell office:value-type="float" office:value="4101" calcext:value-type="float">
            <text:p>4101</text:p>
          </table:table-cell>
          <table:table-cell office:value-type="float" office:value="33222" calcext:value-type="float">
            <text:p>33222</text:p>
          </table:table-cell>
          <table:table-cell office:value-type="float" office:value="126004" calcext:value-type="float">
            <text:p>1260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90" calcext:value-type="float">
            <text:p>1590</text:p>
          </table:table-cell>
          <table:table-cell office:value-type="float" office:value="4101" calcext:value-type="float">
            <text:p>4101</text:p>
          </table:table-cell>
          <table:table-cell office:value-type="float" office:value="33140" calcext:value-type="float">
            <text:p>33140</text:p>
          </table:table-cell>
          <table:table-cell office:value-type="float" office:value="125709" calcext:value-type="float">
            <text:p>1257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85" calcext:value-type="float">
            <text:p>1585</text:p>
          </table:table-cell>
          <table:table-cell office:value-type="float" office:value="4101" calcext:value-type="float">
            <text:p>4101</text:p>
          </table:table-cell>
          <table:table-cell office:value-type="float" office:value="33034" calcext:value-type="float">
            <text:p>33034</text:p>
          </table:table-cell>
          <table:table-cell office:value-type="float" office:value="125330" calcext:value-type="float">
            <text:p>1253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81" calcext:value-type="float">
            <text:p>1581</text:p>
          </table:table-cell>
          <table:table-cell office:value-type="float" office:value="4101" calcext:value-type="float">
            <text:p>4101</text:p>
          </table:table-cell>
          <table:table-cell office:value-type="float" office:value="32971" calcext:value-type="float">
            <text:p>32971</text:p>
          </table:table-cell>
          <table:table-cell office:value-type="float" office:value="125106" calcext:value-type="float">
            <text:p>1251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77" calcext:value-type="float">
            <text:p>1577</text:p>
          </table:table-cell>
          <table:table-cell office:value-type="float" office:value="4101" calcext:value-type="float">
            <text:p>4101</text:p>
          </table:table-cell>
          <table:table-cell office:value-type="float" office:value="32871" calcext:value-type="float">
            <text:p>32871</text:p>
          </table:table-cell>
          <table:table-cell office:value-type="float" office:value="124748" calcext:value-type="float">
            <text:p>1247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75" calcext:value-type="float">
            <text:p>1575</text:p>
          </table:table-cell>
          <table:table-cell office:value-type="float" office:value="4101" calcext:value-type="float">
            <text:p>4101</text:p>
          </table:table-cell>
          <table:table-cell office:value-type="float" office:value="32825" calcext:value-type="float">
            <text:p>32825</text:p>
          </table:table-cell>
          <table:table-cell office:value-type="float" office:value="124595" calcext:value-type="float">
            <text:p>1245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73" calcext:value-type="float">
            <text:p>1573</text:p>
          </table:table-cell>
          <table:table-cell office:value-type="float" office:value="4101" calcext:value-type="float">
            <text:p>4101</text:p>
          </table:table-cell>
          <table:table-cell office:value-type="float" office:value="32784" calcext:value-type="float">
            <text:p>32784</text:p>
          </table:table-cell>
          <table:table-cell office:value-type="float" office:value="124438" calcext:value-type="float">
            <text:p>1244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93" calcext:value-type="float">
            <text:p>1493</text:p>
          </table:table-cell>
          <table:table-cell office:value-type="float" office:value="4101" calcext:value-type="float">
            <text:p>4101</text:p>
          </table:table-cell>
          <table:table-cell office:value-type="float" office:value="31136" calcext:value-type="float">
            <text:p>31136</text:p>
          </table:table-cell>
          <table:table-cell office:value-type="float" office:value="118630" calcext:value-type="float">
            <text:p>1186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48" calcext:value-type="float">
            <text:p>1548</text:p>
          </table:table-cell>
          <table:table-cell office:value-type="float" office:value="4101" calcext:value-type="float">
            <text:p>4101</text:p>
          </table:table-cell>
          <table:table-cell office:value-type="float" office:value="32284" calcext:value-type="float">
            <text:p>32284</text:p>
          </table:table-cell>
          <table:table-cell office:value-type="float" office:value="122669" calcext:value-type="float">
            <text:p>1226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58" calcext:value-type="float">
            <text:p>1558</text:p>
          </table:table-cell>
          <table:table-cell office:value-type="float" office:value="4101" calcext:value-type="float">
            <text:p>4101</text:p>
          </table:table-cell>
          <table:table-cell office:value-type="float" office:value="32491" calcext:value-type="float">
            <text:p>32491</text:p>
          </table:table-cell>
          <table:table-cell office:value-type="float" office:value="123390" calcext:value-type="float">
            <text:p>12339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63" calcext:value-type="float">
            <text:p>1563</text:p>
          </table:table-cell>
          <table:table-cell office:value-type="float" office:value="4101" calcext:value-type="float">
            <text:p>4101</text:p>
          </table:table-cell>
          <table:table-cell office:value-type="float" office:value="32576" calcext:value-type="float">
            <text:p>32576</text:p>
          </table:table-cell>
          <table:table-cell office:value-type="float" office:value="123695" calcext:value-type="float">
            <text:p>1236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70" calcext:value-type="float">
            <text:p>1570</text:p>
          </table:table-cell>
          <table:table-cell office:value-type="float" office:value="4101" calcext:value-type="float">
            <text:p>4101</text:p>
          </table:table-cell>
          <table:table-cell office:value-type="float" office:value="32721" calcext:value-type="float">
            <text:p>32721</text:p>
          </table:table-cell>
          <table:table-cell office:value-type="float" office:value="124217" calcext:value-type="float">
            <text:p>1242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80" calcext:value-type="float">
            <text:p>1580</text:p>
          </table:table-cell>
          <table:table-cell office:value-type="float" office:value="4101" calcext:value-type="float">
            <text:p>4101</text:p>
          </table:table-cell>
          <table:table-cell office:value-type="float" office:value="32950" calcext:value-type="float">
            <text:p>32950</text:p>
          </table:table-cell>
          <table:table-cell office:value-type="float" office:value="125029" calcext:value-type="float">
            <text:p>1250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89" calcext:value-type="float">
            <text:p>1589</text:p>
          </table:table-cell>
          <table:table-cell office:value-type="float" office:value="4101" calcext:value-type="float">
            <text:p>4101</text:p>
          </table:table-cell>
          <table:table-cell office:value-type="float" office:value="33117" calcext:value-type="float">
            <text:p>33117</text:p>
          </table:table-cell>
          <table:table-cell office:value-type="float" office:value="125626" calcext:value-type="float">
            <text:p>1256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94" calcext:value-type="float">
            <text:p>1594</text:p>
          </table:table-cell>
          <table:table-cell office:value-type="float" office:value="4101" calcext:value-type="float">
            <text:p>4101</text:p>
          </table:table-cell>
          <table:table-cell office:value-type="float" office:value="33222" calcext:value-type="float">
            <text:p>33222</text:p>
          </table:table-cell>
          <table:table-cell office:value-type="float" office:value="125984" calcext:value-type="float">
            <text:p>1259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4101" calcext:value-type="float">
            <text:p>4101</text:p>
          </table:table-cell>
          <table:table-cell office:value-type="float" office:value="33347" calcext:value-type="float">
            <text:p>33347</text:p>
          </table:table-cell>
          <table:table-cell office:value-type="float" office:value="126440" calcext:value-type="float">
            <text:p>1264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5" calcext:value-type="float">
            <text:p>1605</text:p>
          </table:table-cell>
          <table:table-cell office:value-type="float" office:value="4101" calcext:value-type="float">
            <text:p>4101</text:p>
          </table:table-cell>
          <table:table-cell office:value-type="float" office:value="33451" calcext:value-type="float">
            <text:p>33451</text:p>
          </table:table-cell>
          <table:table-cell office:value-type="float" office:value="126799" calcext:value-type="float">
            <text:p>1267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08" calcext:value-type="float">
            <text:p>1608</text:p>
          </table:table-cell>
          <table:table-cell office:value-type="float" office:value="4101" calcext:value-type="float">
            <text:p>4101</text:p>
          </table:table-cell>
          <table:table-cell office:value-type="float" office:value="33523" calcext:value-type="float">
            <text:p>33523</text:p>
          </table:table-cell>
          <table:table-cell office:value-type="float" office:value="127059" calcext:value-type="float">
            <text:p>12705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16" calcext:value-type="float">
            <text:p>1616</text:p>
          </table:table-cell>
          <table:table-cell office:value-type="float" office:value="4101" calcext:value-type="float">
            <text:p>4101</text:p>
          </table:table-cell>
          <table:table-cell office:value-type="float" office:value="33700" calcext:value-type="float">
            <text:p>33700</text:p>
          </table:table-cell>
          <table:table-cell office:value-type="float" office:value="127688" calcext:value-type="float">
            <text:p>1276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17" calcext:value-type="float">
            <text:p>1617</text:p>
          </table:table-cell>
          <table:table-cell office:value-type="float" office:value="4101" calcext:value-type="float">
            <text:p>4101</text:p>
          </table:table-cell>
          <table:table-cell office:value-type="float" office:value="33701" calcext:value-type="float">
            <text:p>33701</text:p>
          </table:table-cell>
          <table:table-cell office:value-type="float" office:value="127687" calcext:value-type="float">
            <text:p>1276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16" calcext:value-type="float">
            <text:p>1616</text:p>
          </table:table-cell>
          <table:table-cell office:value-type="float" office:value="4101" calcext:value-type="float">
            <text:p>4101</text:p>
          </table:table-cell>
          <table:table-cell office:value-type="float" office:value="33680" calcext:value-type="float">
            <text:p>33680</text:p>
          </table:table-cell>
          <table:table-cell office:value-type="float" office:value="127611" calcext:value-type="float">
            <text:p>1276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15" calcext:value-type="float">
            <text:p>1615</text:p>
          </table:table-cell>
          <table:table-cell office:value-type="float" office:value="4101" calcext:value-type="float">
            <text:p>4101</text:p>
          </table:table-cell>
          <table:table-cell office:value-type="float" office:value="33659" calcext:value-type="float">
            <text:p>33659</text:p>
          </table:table-cell>
          <table:table-cell office:value-type="float" office:value="127535" calcext:value-type="float">
            <text:p>1275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12" calcext:value-type="float">
            <text:p>1612</text:p>
          </table:table-cell>
          <table:table-cell office:value-type="float" office:value="4101" calcext:value-type="float">
            <text:p>4101</text:p>
          </table:table-cell>
          <table:table-cell office:value-type="float" office:value="33597" calcext:value-type="float">
            <text:p>33597</text:p>
          </table:table-cell>
          <table:table-cell office:value-type="float" office:value="127300" calcext:value-type="float">
            <text:p>1273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97" calcext:value-type="float">
            <text:p>1597</text:p>
          </table:table-cell>
          <table:table-cell office:value-type="float" office:value="4101" calcext:value-type="float">
            <text:p>4101</text:p>
          </table:table-cell>
          <table:table-cell office:value-type="float" office:value="33294" calcext:value-type="float">
            <text:p>33294</text:p>
          </table:table-cell>
          <table:table-cell office:value-type="float" office:value="126215" calcext:value-type="float">
            <text:p>1262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91" calcext:value-type="float">
            <text:p>1591</text:p>
          </table:table-cell>
          <table:table-cell office:value-type="float" office:value="4101" calcext:value-type="float">
            <text:p>4101</text:p>
          </table:table-cell>
          <table:table-cell office:value-type="float" office:value="33159" calcext:value-type="float">
            <text:p>33159</text:p>
          </table:table-cell>
          <table:table-cell office:value-type="float" office:value="125749" calcext:value-type="float">
            <text:p>1257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80" calcext:value-type="float">
            <text:p>1480</text:p>
          </table:table-cell>
          <table:table-cell office:value-type="float" office:value="4101" calcext:value-type="float">
            <text:p>4101</text:p>
          </table:table-cell>
          <table:table-cell office:value-type="float" office:value="30846" calcext:value-type="float">
            <text:p>30846</text:p>
          </table:table-cell>
          <table:table-cell office:value-type="float" office:value="117366" calcext:value-type="float">
            <text:p>11736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7" calcext:value-type="float">
            <text:p>1247</text:p>
          </table:table-cell>
          <table:table-cell office:value-type="float" office:value="4100" calcext:value-type="float">
            <text:p>4100</text:p>
          </table:table-cell>
          <table:table-cell office:value-type="float" office:value="25989" calcext:value-type="float">
            <text:p>25989</text:p>
          </table:table-cell>
          <table:table-cell office:value-type="float" office:value="98850" calcext:value-type="float">
            <text:p>9885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10" calcext:value-type="float">
            <text:p>1310</text:p>
          </table:table-cell>
          <table:table-cell office:value-type="float" office:value="4101" calcext:value-type="float">
            <text:p>4101</text:p>
          </table:table-cell>
          <table:table-cell office:value-type="float" office:value="27323" calcext:value-type="float">
            <text:p>27323</text:p>
          </table:table-cell>
          <table:table-cell office:value-type="float" office:value="103783" calcext:value-type="float">
            <text:p>1037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76" calcext:value-type="float">
            <text:p>1576</text:p>
          </table:table-cell>
          <table:table-cell office:value-type="float" office:value="4101" calcext:value-type="float">
            <text:p>4101</text:p>
          </table:table-cell>
          <table:table-cell office:value-type="float" office:value="32849" calcext:value-type="float">
            <text:p>32849</text:p>
          </table:table-cell>
          <table:table-cell office:value-type="float" office:value="124642" calcext:value-type="float">
            <text:p>1246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18" calcext:value-type="float">
            <text:p>1218</text:p>
          </table:table-cell>
          <table:table-cell office:value-type="float" office:value="4100" calcext:value-type="float">
            <text:p>4100</text:p>
          </table:table-cell>
          <table:table-cell office:value-type="float" office:value="25389" calcext:value-type="float">
            <text:p>25389</text:p>
          </table:table-cell>
          <table:table-cell office:value-type="float" office:value="96564" calcext:value-type="float">
            <text:p>9656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00" calcext:value-type="float">
            <text:p>1300</text:p>
          </table:table-cell>
          <table:table-cell office:value-type="float" office:value="4101" calcext:value-type="float">
            <text:p>4101</text:p>
          </table:table-cell>
          <table:table-cell office:value-type="float" office:value="27110" calcext:value-type="float">
            <text:p>27110</text:p>
          </table:table-cell>
          <table:table-cell office:value-type="float" office:value="102765" calcext:value-type="float">
            <text:p>1027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97" calcext:value-type="float">
            <text:p>1297</text:p>
          </table:table-cell>
          <table:table-cell office:value-type="float" office:value="4101" calcext:value-type="float">
            <text:p>4101</text:p>
          </table:table-cell>
          <table:table-cell office:value-type="float" office:value="27032" calcext:value-type="float">
            <text:p>27032</text:p>
          </table:table-cell>
          <table:table-cell office:value-type="float" office:value="102548" calcext:value-type="float">
            <text:p>1025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14" calcext:value-type="float">
            <text:p>1314</text:p>
          </table:table-cell>
          <table:table-cell office:value-type="float" office:value="4101" calcext:value-type="float">
            <text:p>4101</text:p>
          </table:table-cell>
          <table:table-cell office:value-type="float" office:value="27388" calcext:value-type="float">
            <text:p>27388</text:p>
          </table:table-cell>
          <table:table-cell office:value-type="float" office:value="103882" calcext:value-type="float">
            <text:p>10388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57" calcext:value-type="float">
            <text:p>1257</text:p>
          </table:table-cell>
          <table:table-cell office:value-type="float" office:value="4101" calcext:value-type="float">
            <text:p>4101</text:p>
          </table:table-cell>
          <table:table-cell office:value-type="float" office:value="26218" calcext:value-type="float">
            <text:p>26218</text:p>
          </table:table-cell>
          <table:table-cell office:value-type="float" office:value="99440" calcext:value-type="float">
            <text:p>994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67" calcext:value-type="float">
            <text:p>1267</text:p>
          </table:table-cell>
          <table:table-cell office:value-type="float" office:value="4101" calcext:value-type="float">
            <text:p>4101</text:p>
          </table:table-cell>
          <table:table-cell office:value-type="float" office:value="26410" calcext:value-type="float">
            <text:p>26410</text:p>
          </table:table-cell>
          <table:table-cell office:value-type="float" office:value="100262" calcext:value-type="float">
            <text:p>10026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44" calcext:value-type="float">
            <text:p>1344</text:p>
          </table:table-cell>
          <table:table-cell office:value-type="float" office:value="4101" calcext:value-type="float">
            <text:p>4101</text:p>
          </table:table-cell>
          <table:table-cell office:value-type="float" office:value="28011" calcext:value-type="float">
            <text:p>28011</text:p>
          </table:table-cell>
          <table:table-cell office:value-type="float" office:value="106286" calcext:value-type="float">
            <text:p>1062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70" calcext:value-type="float">
            <text:p>1270</text:p>
          </table:table-cell>
          <table:table-cell office:value-type="float" office:value="4101" calcext:value-type="float">
            <text:p>4101</text:p>
          </table:table-cell>
          <table:table-cell office:value-type="float" office:value="26470" calcext:value-type="float">
            <text:p>26470</text:p>
          </table:table-cell>
          <table:table-cell office:value-type="float" office:value="100475" calcext:value-type="float">
            <text:p>1004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16" calcext:value-type="float">
            <text:p>1316</text:p>
          </table:table-cell>
          <table:table-cell office:value-type="float" office:value="4101" calcext:value-type="float">
            <text:p>4101</text:p>
          </table:table-cell>
          <table:table-cell office:value-type="float" office:value="27428" calcext:value-type="float">
            <text:p>27428</text:p>
          </table:table-cell>
          <table:table-cell office:value-type="float" office:value="104057" calcext:value-type="float">
            <text:p>1040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68" calcext:value-type="float">
            <text:p>1368</text:p>
          </table:table-cell>
          <table:table-cell office:value-type="float" office:value="4101" calcext:value-type="float">
            <text:p>4101</text:p>
          </table:table-cell>
          <table:table-cell office:value-type="float" office:value="28531" calcext:value-type="float">
            <text:p>28531</text:p>
          </table:table-cell>
          <table:table-cell office:value-type="float" office:value="108113" calcext:value-type="float">
            <text:p>10811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56" calcext:value-type="float">
            <text:p>1356</text:p>
          </table:table-cell>
          <table:table-cell office:value-type="float" office:value="4101" calcext:value-type="float">
            <text:p>4101</text:p>
          </table:table-cell>
          <table:table-cell office:value-type="float" office:value="28261" calcext:value-type="float">
            <text:p>28261</text:p>
          </table:table-cell>
          <table:table-cell office:value-type="float" office:value="107130" calcext:value-type="float">
            <text:p>1071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50" calcext:value-type="float">
            <text:p>1350</text:p>
          </table:table-cell>
          <table:table-cell office:value-type="float" office:value="4101" calcext:value-type="float">
            <text:p>4101</text:p>
          </table:table-cell>
          <table:table-cell office:value-type="float" office:value="28157" calcext:value-type="float">
            <text:p>28157</text:p>
          </table:table-cell>
          <table:table-cell office:value-type="float" office:value="106736" calcext:value-type="float">
            <text:p>1067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54" calcext:value-type="float">
            <text:p>1354</text:p>
          </table:table-cell>
          <table:table-cell office:value-type="float" office:value="4101" calcext:value-type="float">
            <text:p>4101</text:p>
          </table:table-cell>
          <table:table-cell office:value-type="float" office:value="28239" calcext:value-type="float">
            <text:p>28239</text:p>
          </table:table-cell>
          <table:table-cell office:value-type="float" office:value="106899" calcext:value-type="float">
            <text:p>1068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62" calcext:value-type="float">
            <text:p>1362</text:p>
          </table:table-cell>
          <table:table-cell office:value-type="float" office:value="4101" calcext:value-type="float">
            <text:p>4101</text:p>
          </table:table-cell>
          <table:table-cell office:value-type="float" office:value="28389" calcext:value-type="float">
            <text:p>28389</text:p>
          </table:table-cell>
          <table:table-cell office:value-type="float" office:value="107362" calcext:value-type="float">
            <text:p>1073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" calcext:value-type="float">
            <text:p>1357</text:p>
          </table:table-cell>
          <table:table-cell office:value-type="float" office:value="4101" calcext:value-type="float">
            <text:p>4101</text:p>
          </table:table-cell>
          <table:table-cell office:value-type="float" office:value="28303" calcext:value-type="float">
            <text:p>28303</text:p>
          </table:table-cell>
          <table:table-cell office:value-type="float" office:value="107215" calcext:value-type="float">
            <text:p>1072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50" calcext:value-type="float">
            <text:p>1350</text:p>
          </table:table-cell>
          <table:table-cell office:value-type="float" office:value="4101" calcext:value-type="float">
            <text:p>4101</text:p>
          </table:table-cell>
          <table:table-cell office:value-type="float" office:value="28137" calcext:value-type="float">
            <text:p>28137</text:p>
          </table:table-cell>
          <table:table-cell office:value-type="float" office:value="106618" calcext:value-type="float">
            <text:p>1066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32" calcext:value-type="float">
            <text:p>1432</text:p>
          </table:table-cell>
          <table:table-cell office:value-type="float" office:value="4101" calcext:value-type="float">
            <text:p>4101</text:p>
          </table:table-cell>
          <table:table-cell office:value-type="float" office:value="29846" calcext:value-type="float">
            <text:p>29846</text:p>
          </table:table-cell>
          <table:table-cell office:value-type="float" office:value="113430" calcext:value-type="float">
            <text:p>1134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4" calcext:value-type="float">
            <text:p>1304</text:p>
          </table:table-cell>
          <table:table-cell office:value-type="float" office:value="4101" calcext:value-type="float">
            <text:p>4101</text:p>
          </table:table-cell>
          <table:table-cell office:value-type="float" office:value="27198" calcext:value-type="float">
            <text:p>27198</text:p>
          </table:table-cell>
          <table:table-cell office:value-type="float" office:value="103293" calcext:value-type="float">
            <text:p>1032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3" calcext:value-type="float">
            <text:p>1323</text:p>
          </table:table-cell>
          <table:table-cell office:value-type="float" office:value="4099" calcext:value-type="float">
            <text:p>4099</text:p>
          </table:table-cell>
          <table:table-cell office:value-type="float" office:value="27586" calcext:value-type="float">
            <text:p>27586</text:p>
          </table:table-cell>
          <table:table-cell office:value-type="float" office:value="104546" calcext:value-type="float">
            <text:p>1045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9" calcext:value-type="float">
            <text:p>1329</text:p>
          </table:table-cell>
          <table:table-cell office:value-type="float" office:value="4101" calcext:value-type="float">
            <text:p>4101</text:p>
          </table:table-cell>
          <table:table-cell office:value-type="float" office:value="27699" calcext:value-type="float">
            <text:p>27699</text:p>
          </table:table-cell>
          <table:table-cell office:value-type="float" office:value="105062" calcext:value-type="float">
            <text:p>1050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79" calcext:value-type="float">
            <text:p>1379</text:p>
          </table:table-cell>
          <table:table-cell office:value-type="float" office:value="4101" calcext:value-type="float">
            <text:p>4101</text:p>
          </table:table-cell>
          <table:table-cell office:value-type="float" office:value="28742" calcext:value-type="float">
            <text:p>28742</text:p>
          </table:table-cell>
          <table:table-cell office:value-type="float" office:value="108902" calcext:value-type="float">
            <text:p>1089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96" calcext:value-type="float">
            <text:p>1296</text:p>
          </table:table-cell>
          <table:table-cell office:value-type="float" office:value="4101" calcext:value-type="float">
            <text:p>4101</text:p>
          </table:table-cell>
          <table:table-cell office:value-type="float" office:value="27011" calcext:value-type="float">
            <text:p>27011</text:p>
          </table:table-cell>
          <table:table-cell office:value-type="float" office:value="102313" calcext:value-type="float">
            <text:p>1023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04" calcext:value-type="float">
            <text:p>1304</text:p>
          </table:table-cell>
          <table:table-cell office:value-type="float" office:value="4101" calcext:value-type="float">
            <text:p>4101</text:p>
          </table:table-cell>
          <table:table-cell office:value-type="float" office:value="27183" calcext:value-type="float">
            <text:p>27183</text:p>
          </table:table-cell>
          <table:table-cell office:value-type="float" office:value="103039" calcext:value-type="float">
            <text:p>1030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62" calcext:value-type="float">
            <text:p>1262</text:p>
          </table:table-cell>
          <table:table-cell office:value-type="float" office:value="4101" calcext:value-type="float">
            <text:p>4101</text:p>
          </table:table-cell>
          <table:table-cell office:value-type="float" office:value="26302" calcext:value-type="float">
            <text:p>26302</text:p>
          </table:table-cell>
          <table:table-cell office:value-type="float" office:value="99656" calcext:value-type="float">
            <text:p>996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41" calcext:value-type="float">
            <text:p>1341</text:p>
          </table:table-cell>
          <table:table-cell office:value-type="float" office:value="4101" calcext:value-type="float">
            <text:p>4101</text:p>
          </table:table-cell>
          <table:table-cell office:value-type="float" office:value="27949" calcext:value-type="float">
            <text:p>27949</text:p>
          </table:table-cell>
          <table:table-cell office:value-type="float" office:value="105961" calcext:value-type="float">
            <text:p>1059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89" calcext:value-type="float">
            <text:p>1289</text:p>
          </table:table-cell>
          <table:table-cell office:value-type="float" office:value="4101" calcext:value-type="float">
            <text:p>4101</text:p>
          </table:table-cell>
          <table:table-cell office:value-type="float" office:value="26886" calcext:value-type="float">
            <text:p>26886</text:p>
          </table:table-cell>
          <table:table-cell office:value-type="float" office:value="101929" calcext:value-type="float">
            <text:p>10192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05" calcext:value-type="float">
            <text:p>1305</text:p>
          </table:table-cell>
          <table:table-cell office:value-type="float" office:value="4101" calcext:value-type="float">
            <text:p>4101</text:p>
          </table:table-cell>
          <table:table-cell office:value-type="float" office:value="27199" calcext:value-type="float">
            <text:p>27199</text:p>
          </table:table-cell>
          <table:table-cell office:value-type="float" office:value="103134" calcext:value-type="float">
            <text:p>1031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05" calcext:value-type="float">
            <text:p>1305</text:p>
          </table:table-cell>
          <table:table-cell office:value-type="float" office:value="4101" calcext:value-type="float">
            <text:p>4101</text:p>
          </table:table-cell>
          <table:table-cell office:value-type="float" office:value="27198" calcext:value-type="float">
            <text:p>27198</text:p>
          </table:table-cell>
          <table:table-cell office:value-type="float" office:value="103102" calcext:value-type="float">
            <text:p>10310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12" calcext:value-type="float">
            <text:p>1312</text:p>
          </table:table-cell>
          <table:table-cell office:value-type="float" office:value="4101" calcext:value-type="float">
            <text:p>4101</text:p>
          </table:table-cell>
          <table:table-cell office:value-type="float" office:value="27344" calcext:value-type="float">
            <text:p>27344</text:p>
          </table:table-cell>
          <table:table-cell office:value-type="float" office:value="103793" calcext:value-type="float">
            <text:p>10379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62" calcext:value-type="float">
            <text:p>1262</text:p>
          </table:table-cell>
          <table:table-cell office:value-type="float" office:value="4101" calcext:value-type="float">
            <text:p>4101</text:p>
          </table:table-cell>
          <table:table-cell office:value-type="float" office:value="26319" calcext:value-type="float">
            <text:p>26319</text:p>
          </table:table-cell>
          <table:table-cell office:value-type="float" office:value="99848" calcext:value-type="float">
            <text:p>998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72" calcext:value-type="float">
            <text:p>1272</text:p>
          </table:table-cell>
          <table:table-cell office:value-type="float" office:value="4100" calcext:value-type="float">
            <text:p>4100</text:p>
          </table:table-cell>
          <table:table-cell office:value-type="float" office:value="26530" calcext:value-type="float">
            <text:p>26530</text:p>
          </table:table-cell>
          <table:table-cell office:value-type="float" office:value="100597" calcext:value-type="float">
            <text:p>1005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71" calcext:value-type="float">
            <text:p>1271</text:p>
          </table:table-cell>
          <table:table-cell office:value-type="float" office:value="4101" calcext:value-type="float">
            <text:p>4101</text:p>
          </table:table-cell>
          <table:table-cell office:value-type="float" office:value="26510" calcext:value-type="float">
            <text:p>26510</text:p>
          </table:table-cell>
          <table:table-cell office:value-type="float" office:value="100502" calcext:value-type="float">
            <text:p>10050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53" calcext:value-type="float">
            <text:p>1253</text:p>
          </table:table-cell>
          <table:table-cell office:value-type="float" office:value="4100" calcext:value-type="float">
            <text:p>4100</text:p>
          </table:table-cell>
          <table:table-cell office:value-type="float" office:value="26115" calcext:value-type="float">
            <text:p>26115</text:p>
          </table:table-cell>
          <table:table-cell office:value-type="float" office:value="99354" calcext:value-type="float">
            <text:p>993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12" calcext:value-type="float">
            <text:p>1312</text:p>
          </table:table-cell>
          <table:table-cell office:value-type="float" office:value="4101" calcext:value-type="float">
            <text:p>4101</text:p>
          </table:table-cell>
          <table:table-cell office:value-type="float" office:value="27345" calcext:value-type="float">
            <text:p>27345</text:p>
          </table:table-cell>
          <table:table-cell office:value-type="float" office:value="103709" calcext:value-type="float">
            <text:p>10370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54" calcext:value-type="float">
            <text:p>1354</text:p>
          </table:table-cell>
          <table:table-cell office:value-type="float" office:value="4101" calcext:value-type="float">
            <text:p>4101</text:p>
          </table:table-cell>
          <table:table-cell office:value-type="float" office:value="28220" calcext:value-type="float">
            <text:p>28220</text:p>
          </table:table-cell>
          <table:table-cell office:value-type="float" office:value="106906" calcext:value-type="float">
            <text:p>10690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10" calcext:value-type="float">
            <text:p>1310</text:p>
          </table:table-cell>
          <table:table-cell office:value-type="float" office:value="4101" calcext:value-type="float">
            <text:p>4101</text:p>
          </table:table-cell>
          <table:table-cell office:value-type="float" office:value="27323" calcext:value-type="float">
            <text:p>27323</text:p>
          </table:table-cell>
          <table:table-cell office:value-type="float" office:value="103453" calcext:value-type="float">
            <text:p>1034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54" calcext:value-type="float">
            <text:p>1354</text:p>
          </table:table-cell>
          <table:table-cell office:value-type="float" office:value="4101" calcext:value-type="float">
            <text:p>4101</text:p>
          </table:table-cell>
          <table:table-cell office:value-type="float" office:value="28220" calcext:value-type="float">
            <text:p>28220</text:p>
          </table:table-cell>
          <table:table-cell office:value-type="float" office:value="106997" calcext:value-type="float">
            <text:p>1069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48" calcext:value-type="float">
            <text:p>1348</text:p>
          </table:table-cell>
          <table:table-cell office:value-type="float" office:value="4101" calcext:value-type="float">
            <text:p>4101</text:p>
          </table:table-cell>
          <table:table-cell office:value-type="float" office:value="28095" calcext:value-type="float">
            <text:p>28095</text:p>
          </table:table-cell>
          <table:table-cell office:value-type="float" office:value="106373" calcext:value-type="float">
            <text:p>10637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32" calcext:value-type="float">
            <text:p>1332</text:p>
          </table:table-cell>
          <table:table-cell office:value-type="float" office:value="4101" calcext:value-type="float">
            <text:p>4101</text:p>
          </table:table-cell>
          <table:table-cell office:value-type="float" office:value="27782" calcext:value-type="float">
            <text:p>27782</text:p>
          </table:table-cell>
          <table:table-cell office:value-type="float" office:value="105132" calcext:value-type="float">
            <text:p>1051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67" calcext:value-type="float">
            <text:p>1367</text:p>
          </table:table-cell>
          <table:table-cell office:value-type="float" office:value="4101" calcext:value-type="float">
            <text:p>4101</text:p>
          </table:table-cell>
          <table:table-cell office:value-type="float" office:value="28511" calcext:value-type="float">
            <text:p>28511</text:p>
          </table:table-cell>
          <table:table-cell office:value-type="float" office:value="108142" calcext:value-type="float">
            <text:p>10814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16" calcext:value-type="float">
            <text:p>1516</text:p>
          </table:table-cell>
          <table:table-cell office:value-type="float" office:value="4101" calcext:value-type="float">
            <text:p>4101</text:p>
          </table:table-cell>
          <table:table-cell office:value-type="float" office:value="31617" calcext:value-type="float">
            <text:p>31617</text:p>
          </table:table-cell>
          <table:table-cell office:value-type="float" office:value="120272" calcext:value-type="float">
            <text:p>1202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57" calcext:value-type="float">
            <text:p>1557</text:p>
          </table:table-cell>
          <table:table-cell office:value-type="float" office:value="4101" calcext:value-type="float">
            <text:p>4101</text:p>
          </table:table-cell>
          <table:table-cell office:value-type="float" office:value="32462" calcext:value-type="float">
            <text:p>32462</text:p>
          </table:table-cell>
          <table:table-cell office:value-type="float" office:value="123265" calcext:value-type="float">
            <text:p>12326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59" calcext:value-type="float">
            <text:p>1559</text:p>
          </table:table-cell>
          <table:table-cell office:value-type="float" office:value="4101" calcext:value-type="float">
            <text:p>4101</text:p>
          </table:table-cell>
          <table:table-cell office:value-type="float" office:value="32513" calcext:value-type="float">
            <text:p>32513</text:p>
          </table:table-cell>
          <table:table-cell office:value-type="float" office:value="123436" calcext:value-type="float">
            <text:p>1234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64" calcext:value-type="float">
            <text:p>1564</text:p>
          </table:table-cell>
          <table:table-cell office:value-type="float" office:value="4101" calcext:value-type="float">
            <text:p>4101</text:p>
          </table:table-cell>
          <table:table-cell office:value-type="float" office:value="32616" calcext:value-type="float">
            <text:p>32616</text:p>
          </table:table-cell>
          <table:table-cell office:value-type="float" office:value="123799" calcext:value-type="float">
            <text:p>1237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74" calcext:value-type="float">
            <text:p>1574</text:p>
          </table:table-cell>
          <table:table-cell office:value-type="float" office:value="4101" calcext:value-type="float">
            <text:p>4101</text:p>
          </table:table-cell>
          <table:table-cell office:value-type="float" office:value="32826" calcext:value-type="float">
            <text:p>32826</text:p>
          </table:table-cell>
          <table:table-cell office:value-type="float" office:value="124538" calcext:value-type="float">
            <text:p>1245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74" calcext:value-type="float">
            <text:p>1574</text:p>
          </table:table-cell>
          <table:table-cell office:value-type="float" office:value="4101" calcext:value-type="float">
            <text:p>4101</text:p>
          </table:table-cell>
          <table:table-cell office:value-type="float" office:value="32825" calcext:value-type="float">
            <text:p>32825</text:p>
          </table:table-cell>
          <table:table-cell office:value-type="float" office:value="124528" calcext:value-type="float">
            <text:p>1245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3" calcext:value-type="float">
            <text:p>1573</text:p>
          </table:table-cell>
          <table:table-cell office:value-type="float" office:value="4101" calcext:value-type="float">
            <text:p>4101</text:p>
          </table:table-cell>
          <table:table-cell office:value-type="float" office:value="32804" calcext:value-type="float">
            <text:p>32804</text:p>
          </table:table-cell>
          <table:table-cell office:value-type="float" office:value="124448" calcext:value-type="float">
            <text:p>1244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77" calcext:value-type="float">
            <text:p>1577</text:p>
          </table:table-cell>
          <table:table-cell office:value-type="float" office:value="4101" calcext:value-type="float">
            <text:p>4101</text:p>
          </table:table-cell>
          <table:table-cell office:value-type="float" office:value="32868" calcext:value-type="float">
            <text:p>32868</text:p>
          </table:table-cell>
          <table:table-cell office:value-type="float" office:value="124678" calcext:value-type="float">
            <text:p>1246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82" calcext:value-type="float">
            <text:p>1582</text:p>
          </table:table-cell>
          <table:table-cell office:value-type="float" office:value="4101" calcext:value-type="float">
            <text:p>4101</text:p>
          </table:table-cell>
          <table:table-cell office:value-type="float" office:value="32992" calcext:value-type="float">
            <text:p>32992</text:p>
          </table:table-cell>
          <table:table-cell office:value-type="float" office:value="125122" calcext:value-type="float">
            <text:p>12512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27" calcext:value-type="float">
            <text:p>1527</text:p>
          </table:table-cell>
          <table:table-cell office:value-type="float" office:value="4101" calcext:value-type="float">
            <text:p>4101</text:p>
          </table:table-cell>
          <table:table-cell office:value-type="float" office:value="31826" calcext:value-type="float">
            <text:p>31826</text:p>
          </table:table-cell>
          <table:table-cell office:value-type="float" office:value="121061" calcext:value-type="float">
            <text:p>12106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86" calcext:value-type="float">
            <text:p>1586</text:p>
          </table:table-cell>
          <table:table-cell office:value-type="float" office:value="4101" calcext:value-type="float">
            <text:p>4101</text:p>
          </table:table-cell>
          <table:table-cell office:value-type="float" office:value="33057" calcext:value-type="float">
            <text:p>33057</text:p>
          </table:table-cell>
          <table:table-cell office:value-type="float" office:value="125369" calcext:value-type="float">
            <text:p>12536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96" calcext:value-type="float">
            <text:p>1596</text:p>
          </table:table-cell>
          <table:table-cell office:value-type="float" office:value="4101" calcext:value-type="float">
            <text:p>4101</text:p>
          </table:table-cell>
          <table:table-cell office:value-type="float" office:value="33275" calcext:value-type="float">
            <text:p>33275</text:p>
          </table:table-cell>
          <table:table-cell office:value-type="float" office:value="126122" calcext:value-type="float">
            <text:p>1261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98" calcext:value-type="float">
            <text:p>1598</text:p>
          </table:table-cell>
          <table:table-cell office:value-type="float" office:value="4101" calcext:value-type="float">
            <text:p>4101</text:p>
          </table:table-cell>
          <table:table-cell office:value-type="float" office:value="33326" calcext:value-type="float">
            <text:p>33326</text:p>
          </table:table-cell>
          <table:table-cell office:value-type="float" office:value="126294" calcext:value-type="float">
            <text:p>1262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97" calcext:value-type="float">
            <text:p>1597</text:p>
          </table:table-cell>
          <table:table-cell office:value-type="float" office:value="4101" calcext:value-type="float">
            <text:p>4101</text:p>
          </table:table-cell>
          <table:table-cell office:value-type="float" office:value="33301" calcext:value-type="float">
            <text:p>33301</text:p>
          </table:table-cell>
          <table:table-cell office:value-type="float" office:value="126208" calcext:value-type="float">
            <text:p>12620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4101" calcext:value-type="float">
            <text:p>4101</text:p>
          </table:table-cell>
          <table:table-cell office:value-type="float" office:value="33263" calcext:value-type="float">
            <text:p>33263</text:p>
          </table:table-cell>
          <table:table-cell office:value-type="float" office:value="126070" calcext:value-type="float">
            <text:p>12607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92" calcext:value-type="float">
            <text:p>1592</text:p>
          </table:table-cell>
          <table:table-cell office:value-type="float" office:value="4101" calcext:value-type="float">
            <text:p>4101</text:p>
          </table:table-cell>
          <table:table-cell office:value-type="float" office:value="33201" calcext:value-type="float">
            <text:p>33201</text:p>
          </table:table-cell>
          <table:table-cell office:value-type="float" office:value="125846" calcext:value-type="float">
            <text:p>12584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89" calcext:value-type="float">
            <text:p>1589</text:p>
          </table:table-cell>
          <table:table-cell office:value-type="float" office:value="4101" calcext:value-type="float">
            <text:p>4101</text:p>
          </table:table-cell>
          <table:table-cell office:value-type="float" office:value="33123" calcext:value-type="float">
            <text:p>33123</text:p>
          </table:table-cell>
          <table:table-cell office:value-type="float" office:value="125563" calcext:value-type="float">
            <text:p>12556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88" calcext:value-type="float">
            <text:p>1588</text:p>
          </table:table-cell>
          <table:table-cell office:value-type="float" office:value="4101" calcext:value-type="float">
            <text:p>4101</text:p>
          </table:table-cell>
          <table:table-cell office:value-type="float" office:value="33098" calcext:value-type="float">
            <text:p>33098</text:p>
          </table:table-cell>
          <table:table-cell office:value-type="float" office:value="125474" calcext:value-type="float">
            <text:p>12547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85" calcext:value-type="float">
            <text:p>1585</text:p>
          </table:table-cell>
          <table:table-cell office:value-type="float" office:value="4101" calcext:value-type="float">
            <text:p>4101</text:p>
          </table:table-cell>
          <table:table-cell office:value-type="float" office:value="33034" calcext:value-type="float">
            <text:p>33034</text:p>
          </table:table-cell>
          <table:table-cell office:value-type="float" office:value="125250" calcext:value-type="float">
            <text:p>12525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84" calcext:value-type="float">
            <text:p>1584</text:p>
          </table:table-cell>
          <table:table-cell office:value-type="float" office:value="4101" calcext:value-type="float">
            <text:p>4101</text:p>
          </table:table-cell>
          <table:table-cell office:value-type="float" office:value="33034" calcext:value-type="float">
            <text:p>33034</text:p>
          </table:table-cell>
          <table:table-cell office:value-type="float" office:value="125239" calcext:value-type="float">
            <text:p>1252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81" calcext:value-type="float">
            <text:p>1581</text:p>
          </table:table-cell>
          <table:table-cell office:value-type="float" office:value="4101" calcext:value-type="float">
            <text:p>4101</text:p>
          </table:table-cell>
          <table:table-cell office:value-type="float" office:value="32971" calcext:value-type="float">
            <text:p>32971</text:p>
          </table:table-cell>
          <table:table-cell office:value-type="float" office:value="125018" calcext:value-type="float">
            <text:p>1250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78" calcext:value-type="float">
            <text:p>1578</text:p>
          </table:table-cell>
          <table:table-cell office:value-type="float" office:value="4101" calcext:value-type="float">
            <text:p>4101</text:p>
          </table:table-cell>
          <table:table-cell office:value-type="float" office:value="32889" calcext:value-type="float">
            <text:p>32889</text:p>
          </table:table-cell>
          <table:table-cell office:value-type="float" office:value="124733" calcext:value-type="float">
            <text:p>1247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76" calcext:value-type="float">
            <text:p>1576</text:p>
          </table:table-cell>
          <table:table-cell office:value-type="float" office:value="4101" calcext:value-type="float">
            <text:p>4101</text:p>
          </table:table-cell>
          <table:table-cell office:value-type="float" office:value="32850" calcext:value-type="float">
            <text:p>32850</text:p>
          </table:table-cell>
          <table:table-cell office:value-type="float" office:value="124578" calcext:value-type="float">
            <text:p>1245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71" calcext:value-type="float">
            <text:p>1571</text:p>
          </table:table-cell>
          <table:table-cell office:value-type="float" office:value="4101" calcext:value-type="float">
            <text:p>4101</text:p>
          </table:table-cell>
          <table:table-cell office:value-type="float" office:value="32744" calcext:value-type="float">
            <text:p>32744</text:p>
          </table:table-cell>
          <table:table-cell office:value-type="float" office:value="124201" calcext:value-type="float">
            <text:p>1242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70" calcext:value-type="float">
            <text:p>1570</text:p>
          </table:table-cell>
          <table:table-cell office:value-type="float" office:value="4101" calcext:value-type="float">
            <text:p>4101</text:p>
          </table:table-cell>
          <table:table-cell office:value-type="float" office:value="32738" calcext:value-type="float">
            <text:p>32738</text:p>
          </table:table-cell>
          <table:table-cell office:value-type="float" office:value="124184" calcext:value-type="float">
            <text:p>12418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67" calcext:value-type="float">
            <text:p>1567</text:p>
          </table:table-cell>
          <table:table-cell office:value-type="float" office:value="4101" calcext:value-type="float">
            <text:p>4101</text:p>
          </table:table-cell>
          <table:table-cell office:value-type="float" office:value="32680" calcext:value-type="float">
            <text:p>32680</text:p>
          </table:table-cell>
          <table:table-cell office:value-type="float" office:value="123964" calcext:value-type="float">
            <text:p>1239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65" calcext:value-type="float">
            <text:p>1565</text:p>
          </table:table-cell>
          <table:table-cell office:value-type="float" office:value="4101" calcext:value-type="float">
            <text:p>4101</text:p>
          </table:table-cell>
          <table:table-cell office:value-type="float" office:value="32618" calcext:value-type="float">
            <text:p>32618</text:p>
          </table:table-cell>
          <table:table-cell office:value-type="float" office:value="123754" calcext:value-type="float">
            <text:p>12375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64" calcext:value-type="float">
            <text:p>1564</text:p>
          </table:table-cell>
          <table:table-cell office:value-type="float" office:value="4101" calcext:value-type="float">
            <text:p>4101</text:p>
          </table:table-cell>
          <table:table-cell office:value-type="float" office:value="32617" calcext:value-type="float">
            <text:p>32617</text:p>
          </table:table-cell>
          <table:table-cell office:value-type="float" office:value="123744" calcext:value-type="float">
            <text:p>1237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64" calcext:value-type="float">
            <text:p>1564</text:p>
          </table:table-cell>
          <table:table-cell office:value-type="float" office:value="4101" calcext:value-type="float">
            <text:p>4101</text:p>
          </table:table-cell>
          <table:table-cell office:value-type="float" office:value="32617" calcext:value-type="float">
            <text:p>32617</text:p>
          </table:table-cell>
          <table:table-cell office:value-type="float" office:value="123740" calcext:value-type="float">
            <text:p>12374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65" calcext:value-type="float">
            <text:p>1565</text:p>
          </table:table-cell>
          <table:table-cell office:value-type="float" office:value="4101" calcext:value-type="float">
            <text:p>4101</text:p>
          </table:table-cell>
          <table:table-cell office:value-type="float" office:value="32617" calcext:value-type="float">
            <text:p>32617</text:p>
          </table:table-cell>
          <table:table-cell office:value-type="float" office:value="123751" calcext:value-type="float">
            <text:p>1237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66" calcext:value-type="float">
            <text:p>1566</text:p>
          </table:table-cell>
          <table:table-cell office:value-type="float" office:value="4101" calcext:value-type="float">
            <text:p>4101</text:p>
          </table:table-cell>
          <table:table-cell office:value-type="float" office:value="32659" calcext:value-type="float">
            <text:p>32659</text:p>
          </table:table-cell>
          <table:table-cell office:value-type="float" office:value="123887" calcext:value-type="float">
            <text:p>12388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68" calcext:value-type="float">
            <text:p>1568</text:p>
          </table:table-cell>
          <table:table-cell office:value-type="float" office:value="4101" calcext:value-type="float">
            <text:p>4101</text:p>
          </table:table-cell>
          <table:table-cell office:value-type="float" office:value="32681" calcext:value-type="float">
            <text:p>32681</text:p>
          </table:table-cell>
          <table:table-cell office:value-type="float" office:value="123976" calcext:value-type="float">
            <text:p>1239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73" calcext:value-type="float">
            <text:p>1573</text:p>
          </table:table-cell>
          <table:table-cell office:value-type="float" office:value="4101" calcext:value-type="float">
            <text:p>4101</text:p>
          </table:table-cell>
          <table:table-cell office:value-type="float" office:value="32804" calcext:value-type="float">
            <text:p>32804</text:p>
          </table:table-cell>
          <table:table-cell office:value-type="float" office:value="124409" calcext:value-type="float">
            <text:p>1244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82" calcext:value-type="float">
            <text:p>1582</text:p>
          </table:table-cell>
          <table:table-cell office:value-type="float" office:value="4101" calcext:value-type="float">
            <text:p>4101</text:p>
          </table:table-cell>
          <table:table-cell office:value-type="float" office:value="32973" calcext:value-type="float">
            <text:p>32973</text:p>
          </table:table-cell>
          <table:table-cell office:value-type="float" office:value="125017" calcext:value-type="float">
            <text:p>12501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87" calcext:value-type="float">
            <text:p>1587</text:p>
          </table:table-cell>
          <table:table-cell office:value-type="float" office:value="4101" calcext:value-type="float">
            <text:p>4101</text:p>
          </table:table-cell>
          <table:table-cell office:value-type="float" office:value="33076" calcext:value-type="float">
            <text:p>33076</text:p>
          </table:table-cell>
          <table:table-cell office:value-type="float" office:value="125381" calcext:value-type="float">
            <text:p>12538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93" calcext:value-type="float">
            <text:p>1593</text:p>
          </table:table-cell>
          <table:table-cell office:value-type="float" office:value="4101" calcext:value-type="float">
            <text:p>4101</text:p>
          </table:table-cell>
          <table:table-cell office:value-type="float" office:value="33222" calcext:value-type="float">
            <text:p>33222</text:p>
          </table:table-cell>
          <table:table-cell office:value-type="float" office:value="125892" calcext:value-type="float">
            <text:p>12589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00" calcext:value-type="float">
            <text:p>1600</text:p>
          </table:table-cell>
          <table:table-cell office:value-type="float" office:value="4101" calcext:value-type="float">
            <text:p>4101</text:p>
          </table:table-cell>
          <table:table-cell office:value-type="float" office:value="33359" calcext:value-type="float">
            <text:p>33359</text:p>
          </table:table-cell>
          <table:table-cell office:value-type="float" office:value="126393" calcext:value-type="float">
            <text:p>12639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02" calcext:value-type="float">
            <text:p>1602</text:p>
          </table:table-cell>
          <table:table-cell office:value-type="float" office:value="4101" calcext:value-type="float">
            <text:p>4101</text:p>
          </table:table-cell>
          <table:table-cell office:value-type="float" office:value="33409" calcext:value-type="float">
            <text:p>33409</text:p>
          </table:table-cell>
          <table:table-cell office:value-type="float" office:value="126552" calcext:value-type="float">
            <text:p>1265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04" calcext:value-type="float">
            <text:p>1604</text:p>
          </table:table-cell>
          <table:table-cell office:value-type="float" office:value="4101" calcext:value-type="float">
            <text:p>4101</text:p>
          </table:table-cell>
          <table:table-cell office:value-type="float" office:value="33451" calcext:value-type="float">
            <text:p>33451</text:p>
          </table:table-cell>
          <table:table-cell office:value-type="float" office:value="126700" calcext:value-type="float">
            <text:p>1267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05" calcext:value-type="float">
            <text:p>1605</text:p>
          </table:table-cell>
          <table:table-cell office:value-type="float" office:value="4101" calcext:value-type="float">
            <text:p>4101</text:p>
          </table:table-cell>
          <table:table-cell office:value-type="float" office:value="33472" calcext:value-type="float">
            <text:p>33472</text:p>
          </table:table-cell>
          <table:table-cell office:value-type="float" office:value="126777" calcext:value-type="float">
            <text:p>12677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605" calcext:value-type="float">
            <text:p>1605</text:p>
          </table:table-cell>
          <table:table-cell office:value-type="float" office:value="4101" calcext:value-type="float">
            <text:p>4101</text:p>
          </table:table-cell>
          <table:table-cell office:value-type="float" office:value="33463" calcext:value-type="float">
            <text:p>33463</text:p>
          </table:table-cell>
          <table:table-cell office:value-type="float" office:value="126754" calcext:value-type="float">
            <text:p>12675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03" calcext:value-type="float">
            <text:p>1603</text:p>
          </table:table-cell>
          <table:table-cell office:value-type="float" office:value="4101" calcext:value-type="float">
            <text:p>4101</text:p>
          </table:table-cell>
          <table:table-cell office:value-type="float" office:value="33430" calcext:value-type="float">
            <text:p>33430</text:p>
          </table:table-cell>
          <table:table-cell office:value-type="float" office:value="126629" calcext:value-type="float">
            <text:p>12662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97" calcext:value-type="float">
            <text:p>1597</text:p>
          </table:table-cell>
          <table:table-cell office:value-type="float" office:value="4101" calcext:value-type="float">
            <text:p>4101</text:p>
          </table:table-cell>
          <table:table-cell office:value-type="float" office:value="33304" calcext:value-type="float">
            <text:p>33304</text:p>
          </table:table-cell>
          <table:table-cell office:value-type="float" office:value="126166" calcext:value-type="float">
            <text:p>1261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89" calcext:value-type="float">
            <text:p>1589</text:p>
          </table:table-cell>
          <table:table-cell office:value-type="float" office:value="4101" calcext:value-type="float">
            <text:p>4101</text:p>
          </table:table-cell>
          <table:table-cell office:value-type="float" office:value="33138" calcext:value-type="float">
            <text:p>33138</text:p>
          </table:table-cell>
          <table:table-cell office:value-type="float" office:value="125575" calcext:value-type="float">
            <text:p>1255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83" calcext:value-type="float">
            <text:p>1583</text:p>
          </table:table-cell>
          <table:table-cell office:value-type="float" office:value="4101" calcext:value-type="float">
            <text:p>4101</text:p>
          </table:table-cell>
          <table:table-cell office:value-type="float" office:value="33013" calcext:value-type="float">
            <text:p>33013</text:p>
          </table:table-cell>
          <table:table-cell office:value-type="float" office:value="125136" calcext:value-type="float">
            <text:p>12513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75" calcext:value-type="float">
            <text:p>1575</text:p>
          </table:table-cell>
          <table:table-cell office:value-type="float" office:value="4101" calcext:value-type="float">
            <text:p>4101</text:p>
          </table:table-cell>
          <table:table-cell office:value-type="float" office:value="32842" calcext:value-type="float">
            <text:p>32842</text:p>
          </table:table-cell>
          <table:table-cell office:value-type="float" office:value="124525" calcext:value-type="float">
            <text:p>1245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71" calcext:value-type="float">
            <text:p>1571</text:p>
          </table:table-cell>
          <table:table-cell office:value-type="float" office:value="4101" calcext:value-type="float">
            <text:p>4101</text:p>
          </table:table-cell>
          <table:table-cell office:value-type="float" office:value="32759" calcext:value-type="float">
            <text:p>32759</text:p>
          </table:table-cell>
          <table:table-cell office:value-type="float" office:value="124227" calcext:value-type="float">
            <text:p>12422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69" calcext:value-type="float">
            <text:p>1569</text:p>
          </table:table-cell>
          <table:table-cell office:value-type="float" office:value="4101" calcext:value-type="float">
            <text:p>4101</text:p>
          </table:table-cell>
          <table:table-cell office:value-type="float" office:value="32721" calcext:value-type="float">
            <text:p>32721</text:p>
          </table:table-cell>
          <table:table-cell office:value-type="float" office:value="124088" calcext:value-type="float">
            <text:p>12408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66" calcext:value-type="float">
            <text:p>1566</text:p>
          </table:table-cell>
          <table:table-cell office:value-type="float" office:value="4101" calcext:value-type="float">
            <text:p>4101</text:p>
          </table:table-cell>
          <table:table-cell office:value-type="float" office:value="32639" calcext:value-type="float">
            <text:p>32639</text:p>
          </table:table-cell>
          <table:table-cell office:value-type="float" office:value="123796" calcext:value-type="float">
            <text:p>12379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66" calcext:value-type="float">
            <text:p>1566</text:p>
          </table:table-cell>
          <table:table-cell office:value-type="float" office:value="4101" calcext:value-type="float">
            <text:p>4101</text:p>
          </table:table-cell>
          <table:table-cell office:value-type="float" office:value="32640" calcext:value-type="float">
            <text:p>32640</text:p>
          </table:table-cell>
          <table:table-cell office:value-type="float" office:value="123803" calcext:value-type="float">
            <text:p>12380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63" calcext:value-type="float">
            <text:p>1563</text:p>
          </table:table-cell>
          <table:table-cell office:value-type="float" office:value="4101" calcext:value-type="float">
            <text:p>4101</text:p>
          </table:table-cell>
          <table:table-cell office:value-type="float" office:value="32592" calcext:value-type="float">
            <text:p>32592</text:p>
          </table:table-cell>
          <table:table-cell office:value-type="float" office:value="123633" calcext:value-type="float">
            <text:p>12363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58" calcext:value-type="float">
            <text:p>1558</text:p>
          </table:table-cell>
          <table:table-cell office:value-type="float" office:value="4101" calcext:value-type="float">
            <text:p>4101</text:p>
          </table:table-cell>
          <table:table-cell office:value-type="float" office:value="32492" calcext:value-type="float">
            <text:p>32492</text:p>
          </table:table-cell>
          <table:table-cell office:value-type="float" office:value="123270" calcext:value-type="float">
            <text:p>12327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59" calcext:value-type="float">
            <text:p>1559</text:p>
          </table:table-cell>
          <table:table-cell office:value-type="float" office:value="4101" calcext:value-type="float">
            <text:p>4101</text:p>
          </table:table-cell>
          <table:table-cell office:value-type="float" office:value="32513" calcext:value-type="float">
            <text:p>32513</text:p>
          </table:table-cell>
          <table:table-cell office:value-type="float" office:value="123343" calcext:value-type="float">
            <text:p>12334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58" calcext:value-type="float">
            <text:p>1558</text:p>
          </table:table-cell>
          <table:table-cell office:value-type="float" office:value="4101" calcext:value-type="float">
            <text:p>4101</text:p>
          </table:table-cell>
          <table:table-cell office:value-type="float" office:value="32492" calcext:value-type="float">
            <text:p>32492</text:p>
          </table:table-cell>
          <table:table-cell office:value-type="float" office:value="123268" calcext:value-type="float">
            <text:p>12326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56" calcext:value-type="float">
            <text:p>1556</text:p>
          </table:table-cell>
          <table:table-cell office:value-type="float" office:value="4101" calcext:value-type="float">
            <text:p>4101</text:p>
          </table:table-cell>
          <table:table-cell office:value-type="float" office:value="32450" calcext:value-type="float">
            <text:p>32450</text:p>
          </table:table-cell>
          <table:table-cell office:value-type="float" office:value="123126" calcext:value-type="float">
            <text:p>1231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57" calcext:value-type="float">
            <text:p>1557</text:p>
          </table:table-cell>
          <table:table-cell office:value-type="float" office:value="4101" calcext:value-type="float">
            <text:p>4101</text:p>
          </table:table-cell>
          <table:table-cell office:value-type="float" office:value="32471" calcext:value-type="float">
            <text:p>32471</text:p>
          </table:table-cell>
          <table:table-cell office:value-type="float" office:value="123201" calcext:value-type="float">
            <text:p>1232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57" calcext:value-type="float">
            <text:p>1557</text:p>
          </table:table-cell>
          <table:table-cell office:value-type="float" office:value="4101" calcext:value-type="float">
            <text:p>4101</text:p>
          </table:table-cell>
          <table:table-cell office:value-type="float" office:value="32451" calcext:value-type="float">
            <text:p>32451</text:p>
          </table:table-cell>
          <table:table-cell office:value-type="float" office:value="123130" calcext:value-type="float">
            <text:p>12313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56" calcext:value-type="float">
            <text:p>1556</text:p>
          </table:table-cell>
          <table:table-cell office:value-type="float" office:value="4101" calcext:value-type="float">
            <text:p>4101</text:p>
          </table:table-cell>
          <table:table-cell office:value-type="float" office:value="32446" calcext:value-type="float">
            <text:p>32446</text:p>
          </table:table-cell>
          <table:table-cell office:value-type="float" office:value="123107" calcext:value-type="float">
            <text:p>1231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58" calcext:value-type="float">
            <text:p>1558</text:p>
          </table:table-cell>
          <table:table-cell office:value-type="float" office:value="4101" calcext:value-type="float">
            <text:p>4101</text:p>
          </table:table-cell>
          <table:table-cell office:value-type="float" office:value="32492" calcext:value-type="float">
            <text:p>32492</text:p>
          </table:table-cell>
          <table:table-cell office:value-type="float" office:value="123264" calcext:value-type="float">
            <text:p>12326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60" calcext:value-type="float">
            <text:p>1560</text:p>
          </table:table-cell>
          <table:table-cell office:value-type="float" office:value="4101" calcext:value-type="float">
            <text:p>4101</text:p>
          </table:table-cell>
          <table:table-cell office:value-type="float" office:value="32534" calcext:value-type="float">
            <text:p>32534</text:p>
          </table:table-cell>
          <table:table-cell office:value-type="float" office:value="123421" calcext:value-type="float">
            <text:p>12342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62" calcext:value-type="float">
            <text:p>1562</text:p>
          </table:table-cell>
          <table:table-cell office:value-type="float" office:value="4101" calcext:value-type="float">
            <text:p>4101</text:p>
          </table:table-cell>
          <table:table-cell office:value-type="float" office:value="32575" calcext:value-type="float">
            <text:p>32575</text:p>
          </table:table-cell>
          <table:table-cell office:value-type="float" office:value="123570" calcext:value-type="float">
            <text:p>12357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63" calcext:value-type="float">
            <text:p>1563</text:p>
          </table:table-cell>
          <table:table-cell office:value-type="float" office:value="4101" calcext:value-type="float">
            <text:p>4101</text:p>
          </table:table-cell>
          <table:table-cell office:value-type="float" office:value="32596" calcext:value-type="float">
            <text:p>32596</text:p>
          </table:table-cell>
          <table:table-cell office:value-type="float" office:value="123635" calcext:value-type="float">
            <text:p>12363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60" calcext:value-type="float">
            <text:p>1560</text:p>
          </table:table-cell>
          <table:table-cell office:value-type="float" office:value="4101" calcext:value-type="float">
            <text:p>4101</text:p>
          </table:table-cell>
          <table:table-cell office:value-type="float" office:value="32520" calcext:value-type="float">
            <text:p>32520</text:p>
          </table:table-cell>
          <table:table-cell office:value-type="float" office:value="123366" calcext:value-type="float">
            <text:p>12336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59" calcext:value-type="float">
            <text:p>1559</text:p>
          </table:table-cell>
          <table:table-cell office:value-type="float" office:value="4101" calcext:value-type="float">
            <text:p>4101</text:p>
          </table:table-cell>
          <table:table-cell office:value-type="float" office:value="32492" calcext:value-type="float">
            <text:p>32492</text:p>
          </table:table-cell>
          <table:table-cell office:value-type="float" office:value="123263" calcext:value-type="float">
            <text:p>12326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59" calcext:value-type="float">
            <text:p>1559</text:p>
          </table:table-cell>
          <table:table-cell office:value-type="float" office:value="4101" calcext:value-type="float">
            <text:p>4101</text:p>
          </table:table-cell>
          <table:table-cell office:value-type="float" office:value="32513" calcext:value-type="float">
            <text:p>32513</text:p>
          </table:table-cell>
          <table:table-cell office:value-type="float" office:value="123340" calcext:value-type="float">
            <text:p>1233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58" calcext:value-type="float">
            <text:p>1558</text:p>
          </table:table-cell>
          <table:table-cell office:value-type="float" office:value="4101" calcext:value-type="float">
            <text:p>4101</text:p>
          </table:table-cell>
          <table:table-cell office:value-type="float" office:value="32471" calcext:value-type="float">
            <text:p>32471</text:p>
          </table:table-cell>
          <table:table-cell office:value-type="float" office:value="123193" calcext:value-type="float">
            <text:p>12319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55" calcext:value-type="float">
            <text:p>1555</text:p>
          </table:table-cell>
          <table:table-cell office:value-type="float" office:value="4101" calcext:value-type="float">
            <text:p>4101</text:p>
          </table:table-cell>
          <table:table-cell office:value-type="float" office:value="32429" calcext:value-type="float">
            <text:p>32429</text:p>
          </table:table-cell>
          <table:table-cell office:value-type="float" office:value="123036" calcext:value-type="float">
            <text:p>12303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53" calcext:value-type="float">
            <text:p>1553</text:p>
          </table:table-cell>
          <table:table-cell office:value-type="float" office:value="4101" calcext:value-type="float">
            <text:p>4101</text:p>
          </table:table-cell>
          <table:table-cell office:value-type="float" office:value="32388" calcext:value-type="float">
            <text:p>32388</text:p>
          </table:table-cell>
          <table:table-cell office:value-type="float" office:value="122878" calcext:value-type="float">
            <text:p>1228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51" calcext:value-type="float">
            <text:p>1551</text:p>
          </table:table-cell>
          <table:table-cell office:value-type="float" office:value="4101" calcext:value-type="float">
            <text:p>4101</text:p>
          </table:table-cell>
          <table:table-cell office:value-type="float" office:value="32326" calcext:value-type="float">
            <text:p>32326</text:p>
          </table:table-cell>
          <table:table-cell office:value-type="float" office:value="122661" calcext:value-type="float">
            <text:p>1226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53" calcext:value-type="float">
            <text:p>1553</text:p>
          </table:table-cell>
          <table:table-cell office:value-type="float" office:value="4101" calcext:value-type="float">
            <text:p>4101</text:p>
          </table:table-cell>
          <table:table-cell office:value-type="float" office:value="32370" calcext:value-type="float">
            <text:p>32370</text:p>
          </table:table-cell>
          <table:table-cell office:value-type="float" office:value="122821" calcext:value-type="float">
            <text:p>12282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55" calcext:value-type="float">
            <text:p>1555</text:p>
          </table:table-cell>
          <table:table-cell office:value-type="float" office:value="4101" calcext:value-type="float">
            <text:p>4101</text:p>
          </table:table-cell>
          <table:table-cell office:value-type="float" office:value="32429" calcext:value-type="float">
            <text:p>32429</text:p>
          </table:table-cell>
          <table:table-cell office:value-type="float" office:value="123027" calcext:value-type="float">
            <text:p>12302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56" calcext:value-type="float">
            <text:p>1556</text:p>
          </table:table-cell>
          <table:table-cell office:value-type="float" office:value="4101" calcext:value-type="float">
            <text:p>4101</text:p>
          </table:table-cell>
          <table:table-cell office:value-type="float" office:value="32450" calcext:value-type="float">
            <text:p>32450</text:p>
          </table:table-cell>
          <table:table-cell office:value-type="float" office:value="123109" calcext:value-type="float">
            <text:p>12310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57" calcext:value-type="float">
            <text:p>1557</text:p>
          </table:table-cell>
          <table:table-cell office:value-type="float" office:value="4101" calcext:value-type="float">
            <text:p>4101</text:p>
          </table:table-cell>
          <table:table-cell office:value-type="float" office:value="32451" calcext:value-type="float">
            <text:p>32451</text:p>
          </table:table-cell>
          <table:table-cell office:value-type="float" office:value="123105" calcext:value-type="float">
            <text:p>1231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55" calcext:value-type="float">
            <text:p>1555</text:p>
          </table:table-cell>
          <table:table-cell office:value-type="float" office:value="4101" calcext:value-type="float">
            <text:p>4101</text:p>
          </table:table-cell>
          <table:table-cell office:value-type="float" office:value="32421" calcext:value-type="float">
            <text:p>32421</text:p>
          </table:table-cell>
          <table:table-cell office:value-type="float" office:value="123000" calcext:value-type="float">
            <text:p>123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52" calcext:value-type="float">
            <text:p>1552</text:p>
          </table:table-cell>
          <table:table-cell office:value-type="float" office:value="4101" calcext:value-type="float">
            <text:p>4101</text:p>
          </table:table-cell>
          <table:table-cell office:value-type="float" office:value="32367" calcext:value-type="float">
            <text:p>32367</text:p>
          </table:table-cell>
          <table:table-cell office:value-type="float" office:value="122805" calcext:value-type="float">
            <text:p>1228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50" calcext:value-type="float">
            <text:p>1550</text:p>
          </table:table-cell>
          <table:table-cell office:value-type="float" office:value="4101" calcext:value-type="float">
            <text:p>4101</text:p>
          </table:table-cell>
          <table:table-cell office:value-type="float" office:value="32325" calcext:value-type="float">
            <text:p>32325</text:p>
          </table:table-cell>
          <table:table-cell office:value-type="float" office:value="122657" calcext:value-type="float">
            <text:p>12265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49" calcext:value-type="float">
            <text:p>1549</text:p>
          </table:table-cell>
          <table:table-cell office:value-type="float" office:value="4101" calcext:value-type="float">
            <text:p>4101</text:p>
          </table:table-cell>
          <table:table-cell office:value-type="float" office:value="32304" calcext:value-type="float">
            <text:p>32304</text:p>
          </table:table-cell>
          <table:table-cell office:value-type="float" office:value="122580" calcext:value-type="float">
            <text:p>12258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48" calcext:value-type="float">
            <text:p>1548</text:p>
          </table:table-cell>
          <table:table-cell office:value-type="float" office:value="4101" calcext:value-type="float">
            <text:p>4101</text:p>
          </table:table-cell>
          <table:table-cell office:value-type="float" office:value="32269" calcext:value-type="float">
            <text:p>32269</text:p>
          </table:table-cell>
          <table:table-cell office:value-type="float" office:value="122450" calcext:value-type="float">
            <text:p>12245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48" calcext:value-type="float">
            <text:p>1548</text:p>
          </table:table-cell>
          <table:table-cell office:value-type="float" office:value="4101" calcext:value-type="float">
            <text:p>4101</text:p>
          </table:table-cell>
          <table:table-cell office:value-type="float" office:value="32283" calcext:value-type="float">
            <text:p>32283</text:p>
          </table:table-cell>
          <table:table-cell office:value-type="float" office:value="122504" calcext:value-type="float">
            <text:p>12250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48" calcext:value-type="float">
            <text:p>1548</text:p>
          </table:table-cell>
          <table:table-cell office:value-type="float" office:value="4101" calcext:value-type="float">
            <text:p>4101</text:p>
          </table:table-cell>
          <table:table-cell office:value-type="float" office:value="32275" calcext:value-type="float">
            <text:p>32275</text:p>
          </table:table-cell>
          <table:table-cell office:value-type="float" office:value="122479" calcext:value-type="float">
            <text:p>1224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48" calcext:value-type="float">
            <text:p>1548</text:p>
          </table:table-cell>
          <table:table-cell office:value-type="float" office:value="4101" calcext:value-type="float">
            <text:p>4101</text:p>
          </table:table-cell>
          <table:table-cell office:value-type="float" office:value="32284" calcext:value-type="float">
            <text:p>32284</text:p>
          </table:table-cell>
          <table:table-cell office:value-type="float" office:value="122501" calcext:value-type="float">
            <text:p>12250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47" calcext:value-type="float">
            <text:p>1547</text:p>
          </table:table-cell>
          <table:table-cell office:value-type="float" office:value="4101" calcext:value-type="float">
            <text:p>4101</text:p>
          </table:table-cell>
          <table:table-cell office:value-type="float" office:value="32259" calcext:value-type="float">
            <text:p>32259</text:p>
          </table:table-cell>
          <table:table-cell office:value-type="float" office:value="122409" calcext:value-type="float">
            <text:p>12240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47" calcext:value-type="float">
            <text:p>1547</text:p>
          </table:table-cell>
          <table:table-cell office:value-type="float" office:value="4101" calcext:value-type="float">
            <text:p>4101</text:p>
          </table:table-cell>
          <table:table-cell office:value-type="float" office:value="32245" calcext:value-type="float">
            <text:p>32245</text:p>
          </table:table-cell>
          <table:table-cell office:value-type="float" office:value="122366" calcext:value-type="float">
            <text:p>1223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51" calcext:value-type="float">
            <text:p>1551</text:p>
          </table:table-cell>
          <table:table-cell office:value-type="float" office:value="4101" calcext:value-type="float">
            <text:p>4101</text:p>
          </table:table-cell>
          <table:table-cell office:value-type="float" office:value="32333" calcext:value-type="float">
            <text:p>32333</text:p>
          </table:table-cell>
          <table:table-cell office:value-type="float" office:value="122679" calcext:value-type="float">
            <text:p>12267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51" calcext:value-type="float">
            <text:p>1551</text:p>
          </table:table-cell>
          <table:table-cell office:value-type="float" office:value="4101" calcext:value-type="float">
            <text:p>4101</text:p>
          </table:table-cell>
          <table:table-cell office:value-type="float" office:value="32326" calcext:value-type="float">
            <text:p>32326</text:p>
          </table:table-cell>
          <table:table-cell office:value-type="float" office:value="122657" calcext:value-type="float">
            <text:p>12265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52" calcext:value-type="float">
            <text:p>1552</text:p>
          </table:table-cell>
          <table:table-cell office:value-type="float" office:value="4101" calcext:value-type="float">
            <text:p>4101</text:p>
          </table:table-cell>
          <table:table-cell office:value-type="float" office:value="32359" calcext:value-type="float">
            <text:p>32359</text:p>
          </table:table-cell>
          <table:table-cell office:value-type="float" office:value="122765" calcext:value-type="float">
            <text:p>12276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52" calcext:value-type="float">
            <text:p>1552</text:p>
          </table:table-cell>
          <table:table-cell office:value-type="float" office:value="4101" calcext:value-type="float">
            <text:p>4101</text:p>
          </table:table-cell>
          <table:table-cell office:value-type="float" office:value="32367" calcext:value-type="float">
            <text:p>32367</text:p>
          </table:table-cell>
          <table:table-cell office:value-type="float" office:value="122792" calcext:value-type="float">
            <text:p>12279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54" calcext:value-type="float">
            <text:p>1554</text:p>
          </table:table-cell>
          <table:table-cell office:value-type="float" office:value="4101" calcext:value-type="float">
            <text:p>4101</text:p>
          </table:table-cell>
          <table:table-cell office:value-type="float" office:value="32409" calcext:value-type="float">
            <text:p>32409</text:p>
          </table:table-cell>
          <table:table-cell office:value-type="float" office:value="122942" calcext:value-type="float">
            <text:p>12294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59" calcext:value-type="float">
            <text:p>1559</text:p>
          </table:table-cell>
          <table:table-cell office:value-type="float" office:value="4101" calcext:value-type="float">
            <text:p>4101</text:p>
          </table:table-cell>
          <table:table-cell office:value-type="float" office:value="32513" calcext:value-type="float">
            <text:p>32513</text:p>
          </table:table-cell>
          <table:table-cell office:value-type="float" office:value="123324" calcext:value-type="float">
            <text:p>1233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68" calcext:value-type="float">
            <text:p>1568</text:p>
          </table:table-cell>
          <table:table-cell office:value-type="float" office:value="4101" calcext:value-type="float">
            <text:p>4101</text:p>
          </table:table-cell>
          <table:table-cell office:value-type="float" office:value="32701" calcext:value-type="float">
            <text:p>32701</text:p>
          </table:table-cell>
          <table:table-cell office:value-type="float" office:value="123995" calcext:value-type="float">
            <text:p>12399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77" calcext:value-type="float">
            <text:p>1577</text:p>
          </table:table-cell>
          <table:table-cell office:value-type="float" office:value="4101" calcext:value-type="float">
            <text:p>4101</text:p>
          </table:table-cell>
          <table:table-cell office:value-type="float" office:value="32888" calcext:value-type="float">
            <text:p>32888</text:p>
          </table:table-cell>
          <table:table-cell office:value-type="float" office:value="124658" calcext:value-type="float">
            <text:p>12465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83" calcext:value-type="float">
            <text:p>1583</text:p>
          </table:table-cell>
          <table:table-cell office:value-type="float" office:value="4101" calcext:value-type="float">
            <text:p>4101</text:p>
          </table:table-cell>
          <table:table-cell office:value-type="float" office:value="32992" calcext:value-type="float">
            <text:p>32992</text:p>
          </table:table-cell>
          <table:table-cell office:value-type="float" office:value="125043" calcext:value-type="float">
            <text:p>12504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89" calcext:value-type="float">
            <text:p>1589</text:p>
          </table:table-cell>
          <table:table-cell office:value-type="float" office:value="4101" calcext:value-type="float">
            <text:p>4101</text:p>
          </table:table-cell>
          <table:table-cell office:value-type="float" office:value="33129" calcext:value-type="float">
            <text:p>33129</text:p>
          </table:table-cell>
          <table:table-cell office:value-type="float" office:value="125518" calcext:value-type="float">
            <text:p>1255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95" calcext:value-type="float">
            <text:p>1595</text:p>
          </table:table-cell>
          <table:table-cell office:value-type="float" office:value="4101" calcext:value-type="float">
            <text:p>4101</text:p>
          </table:table-cell>
          <table:table-cell office:value-type="float" office:value="33263" calcext:value-type="float">
            <text:p>33263</text:p>
          </table:table-cell>
          <table:table-cell office:value-type="float" office:value="125990" calcext:value-type="float">
            <text:p>12599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01" calcext:value-type="float">
            <text:p>1601</text:p>
          </table:table-cell>
          <table:table-cell office:value-type="float" office:value="4101" calcext:value-type="float">
            <text:p>4101</text:p>
          </table:table-cell>
          <table:table-cell office:value-type="float" office:value="33387" calcext:value-type="float">
            <text:p>33387</text:p>
          </table:table-cell>
          <table:table-cell office:value-type="float" office:value="126440" calcext:value-type="float">
            <text:p>12644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606" calcext:value-type="float">
            <text:p>1606</text:p>
          </table:table-cell>
          <table:table-cell office:value-type="float" office:value="4101" calcext:value-type="float">
            <text:p>4101</text:p>
          </table:table-cell>
          <table:table-cell office:value-type="float" office:value="33492" calcext:value-type="float">
            <text:p>33492</text:p>
          </table:table-cell>
          <table:table-cell office:value-type="float" office:value="126815" calcext:value-type="float">
            <text:p>1268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09" calcext:value-type="float">
            <text:p>1609</text:p>
          </table:table-cell>
          <table:table-cell office:value-type="float" office:value="4101" calcext:value-type="float">
            <text:p>4101</text:p>
          </table:table-cell>
          <table:table-cell office:value-type="float" office:value="33554" calcext:value-type="float">
            <text:p>33554</text:p>
          </table:table-cell>
          <table:table-cell office:value-type="float" office:value="127028" calcext:value-type="float">
            <text:p>12702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10" calcext:value-type="float">
            <text:p>1610</text:p>
          </table:table-cell>
          <table:table-cell office:value-type="float" office:value="4101" calcext:value-type="float">
            <text:p>4101</text:p>
          </table:table-cell>
          <table:table-cell office:value-type="float" office:value="33555" calcext:value-type="float">
            <text:p>33555</text:p>
          </table:table-cell>
          <table:table-cell office:value-type="float" office:value="127030" calcext:value-type="float">
            <text:p>1270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MAX([.E2:.E249])" office:value-type="float" office:value="129755" calcext:value-type="float">
            <text:p>129755</text:p>
          </table:table-cell>
        </table:table-row>
        <table:table-row table:style-name="ro1">
          <table:table-cell table:number-columns-repeated="4"/>
          <table:table-cell table:formula="of:=MIN([.E2:.E249])" office:value-type="float" office:value="96564" calcext:value-type="float">
            <text:p>96564</text:p>
          </table:table-cell>
        </table:table-row>
      </table:table>
      <table:named-expressions/>
      <table:database-ranges>
        <table:database-range table:name="__Anonymous_Sheet_DB__0" table:target-range-address="'*summary'.A1:'*summary'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02T17:25:02.356623701</dc:date>
    <meta:editing-duration>PT6M52S</meta:editing-duration>
    <meta:editing-cycles>2</meta:editing-cycles>
    <meta:generator>LibreOffice/7.0.6.2$MacOSX_X86_64 LibreOffice_project/144abb84a525d8e30c9dbbefa69cbbf2d8d4ae3b</meta:generator>
    <meta:document-statistic meta:table-count="1" meta:cell-count="12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5000" chart:maximum="132000" chart:origin="0" chart:interval-major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24000" chart:maximum="35000" chart:interval-major="2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56cm" svg:height="16.341cm" xlink:href=".." xlink:type="simple" chart:class="chart:scatter" chart:column-mapping="1 0" chart:style-name="ch1">
        <chart:title svg:x="7.332cm" svg:y="0.462cm" chart:style-name="ch2">
          <text:p>47 Ah FoMoCo Long Term Test - Cell#1</text:p>
        </chart:title>
        <chart:subtitle svg:x="7.804cm" svg:y="1.577cm" chart:style-name="ch3">
          <text:p>Charge@75.0 A; Discharge@41.6 mOhm</text:p>
        </chart:subtitle>
        <chart:legend chart:legend-position="end" svg:x="20.701cm" svg:y="7.614cm" style:legend-expansion="high" chart:style-name="ch4"/>
        <chart:plot-area chart:style-name="ch5" table:cell-range-address="'*summary'.A2:'*summary'.A250 '*summary'.D1:'*summary'.E250" chart:data-source-has-labels="both" svg:x="1.476cm" svg:y="2.568cm" svg:width="17.742cm" svg:height="12.458cm">
          <chart:coordinate-region svg:x="2.862cm" svg:y="2.568cm" svg:width="15.158cm" svg:height="11.804cm"/>
          <chart:axis chart:dimension="x" chart:name="primary-x" chart:style-name="ch6">
            <chart:title svg:x="9.236cm" svg:y="15.352cm" chart:style-name="ch7">
              <text:p>Cycle Number</text:p>
            </chart:title>
          </chart:axis>
          <chart:axis chart:dimension="y" chart:name="primary-y" chart:style-name="ch8">
            <chart:title svg:x="0.451cm" svg:y="9.233cm" chart:style-name="ch9">
              <text:p>mWh</text:p>
            </chart:title>
            <chart:grid chart:style-name="ch10" chart:class="major"/>
          </chart:axis>
          <chart:axis chart:dimension="y" chart:name="secondary-y" chart:style-name="ch11">
            <chart:title svg:x="19.675cm" svg:y="9.192cm" chart:style-name="ch9">
              <text:p>mAh</text:p>
            </chart:title>
          </chart:axis>
          <chart:series chart:attached-axis="primary-y" chart:style-name="ch12" chart:values-cell-range-address="'*summary'.E2:'*summary'.E250" chart:label-cell-address="'*summary'.E1:'*summary'.E1" chart:class="chart:scatter">
            <chart:domain table:cell-range-address="'*summary'.A2:'*summary'.A250"/>
            <chart:data-point chart:repeated="249"/>
          </chart:series>
          <chart:series chart:attached-axis="secondary-y" chart:style-name="ch13" chart:values-cell-range-address="'*summary'.D2:'*summary'.D250" chart:label-cell-address="'*summary'.D1:'*summary'.D1" chart:class="chart:scatter">
            <chart:data-point chart:repeated="24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Wh</text:p>
                <draw:g>
                  <svg:desc>'*summary'.E1:'*summary'.E1</svg:desc>
                </draw:g>
              </table:table-cell>
              <table:table-cell office:value-type="string">
                <text:p>mAh</text:p>
                <draw:g>
                  <svg:desc>'*summary'.D1:'*summary'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">
                <text:p>3</text:p>
                <draw:g>
                  <svg:desc>'*summary'.A2:'*summary'.A250</svg:desc>
                </draw:g>
              </table:table-cell>
              <table:table-cell office:value-type="float" office:value="125944">
                <text:p>125944</text:p>
                <draw:g>
                  <svg:desc>'*summary'.E2:'*summary'.E250</svg:desc>
                </draw:g>
              </table:table-cell>
              <table:table-cell office:value-type="float" office:value="33116">
                <text:p>33116</text:p>
                <draw:g>
                  <svg:desc>'*summary'.D2:'*summary'.D250</svg:desc>
                </draw:g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26093">
                <text:p>126093</text:p>
              </table:table-cell>
              <table:table-cell office:value-type="float" office:value="33163">
                <text:p>3316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126405">
                <text:p>126405</text:p>
              </table:table-cell>
              <table:table-cell office:value-type="float" office:value="33257">
                <text:p>3325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26268">
                <text:p>126268</text:p>
              </table:table-cell>
              <table:table-cell office:value-type="float" office:value="33221">
                <text:p>3322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25594">
                <text:p>125594</text:p>
              </table:table-cell>
              <table:table-cell office:value-type="float" office:value="33034">
                <text:p>3303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25211">
                <text:p>125211</text:p>
              </table:table-cell>
              <table:table-cell office:value-type="float" office:value="32930">
                <text:p>32930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24982">
                <text:p>124982</text:p>
              </table:table-cell>
              <table:table-cell office:value-type="float" office:value="32867">
                <text:p>3286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24601">
                <text:p>124601</text:p>
              </table:table-cell>
              <table:table-cell office:value-type="float" office:value="32763">
                <text:p>32763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24440">
                <text:p>124440</text:p>
              </table:table-cell>
              <table:table-cell office:value-type="float" office:value="32721">
                <text:p>32721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24580">
                <text:p>124580</text:p>
              </table:table-cell>
              <table:table-cell office:value-type="float" office:value="32762">
                <text:p>32762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125269">
                <text:p>125269</text:p>
              </table:table-cell>
              <table:table-cell office:value-type="float" office:value="32951">
                <text:p>32951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26067">
                <text:p>126067</text:p>
              </table:table-cell>
              <table:table-cell office:value-type="float" office:value="33180">
                <text:p>33180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26840">
                <text:p>126840</text:p>
              </table:table-cell>
              <table:table-cell office:value-type="float" office:value="33398">
                <text:p>33398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27616">
                <text:p>127616</text:p>
              </table:table-cell>
              <table:table-cell office:value-type="float" office:value="33618">
                <text:p>33618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128279">
                <text:p>128279</text:p>
              </table:table-cell>
              <table:table-cell office:value-type="float" office:value="33805">
                <text:p>33805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128496">
                <text:p>128496</text:p>
              </table:table-cell>
              <table:table-cell office:value-type="float" office:value="33868">
                <text:p>33868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128853">
                <text:p>128853</text:p>
              </table:table-cell>
              <table:table-cell office:value-type="float" office:value="33972">
                <text:p>33972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129259">
                <text:p>129259</text:p>
              </table:table-cell>
              <table:table-cell office:value-type="float" office:value="34085">
                <text:p>34085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29516">
                <text:p>129516</text:p>
              </table:table-cell>
              <table:table-cell office:value-type="float" office:value="34159">
                <text:p>34159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29755">
                <text:p>129755</text:p>
              </table:table-cell>
              <table:table-cell office:value-type="float" office:value="34230">
                <text:p>34230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129644">
                <text:p>129644</text:p>
              </table:table-cell>
              <table:table-cell office:value-type="float" office:value="34200">
                <text:p>3420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129270">
                <text:p>129270</text:p>
              </table:table-cell>
              <table:table-cell office:value-type="float" office:value="34097">
                <text:p>34097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128672">
                <text:p>128672</text:p>
              </table:table-cell>
              <table:table-cell office:value-type="float" office:value="33930">
                <text:p>33930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128149">
                <text:p>128149</text:p>
              </table:table-cell>
              <table:table-cell office:value-type="float" office:value="33784">
                <text:p>33784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127902">
                <text:p>127902</text:p>
              </table:table-cell>
              <table:table-cell office:value-type="float" office:value="33715">
                <text:p>33715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127629">
                <text:p>127629</text:p>
              </table:table-cell>
              <table:table-cell office:value-type="float" office:value="33638">
                <text:p>33638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127190">
                <text:p>127190</text:p>
              </table:table-cell>
              <table:table-cell office:value-type="float" office:value="33517">
                <text:p>33517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26593">
                <text:p>126593</text:p>
              </table:table-cell>
              <table:table-cell office:value-type="float" office:value="33351">
                <text:p>33351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126131">
                <text:p>126131</text:p>
              </table:table-cell>
              <table:table-cell office:value-type="float" office:value="33221">
                <text:p>33221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125837">
                <text:p>125837</text:p>
              </table:table-cell>
              <table:table-cell office:value-type="float" office:value="33138">
                <text:p>33138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125749">
                <text:p>125749</text:p>
              </table:table-cell>
              <table:table-cell office:value-type="float" office:value="33117">
                <text:p>33117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125665">
                <text:p>125665</text:p>
              </table:table-cell>
              <table:table-cell office:value-type="float" office:value="33096">
                <text:p>33096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125223">
                <text:p>125223</text:p>
              </table:table-cell>
              <table:table-cell office:value-type="float" office:value="32971">
                <text:p>32971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124772">
                <text:p>124772</text:p>
              </table:table-cell>
              <table:table-cell office:value-type="float" office:value="32846">
                <text:p>32846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124325">
                <text:p>124325</text:p>
              </table:table-cell>
              <table:table-cell office:value-type="float" office:value="32721">
                <text:p>32721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124255">
                <text:p>124255</text:p>
              </table:table-cell>
              <table:table-cell office:value-type="float" office:value="32700">
                <text:p>32700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123953">
                <text:p>123953</text:p>
              </table:table-cell>
              <table:table-cell office:value-type="float" office:value="32617">
                <text:p>32617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123926">
                <text:p>123926</text:p>
              </table:table-cell>
              <table:table-cell office:value-type="float" office:value="32611">
                <text:p>32611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124245">
                <text:p>124245</text:p>
              </table:table-cell>
              <table:table-cell office:value-type="float" office:value="32701">
                <text:p>32701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125218">
                <text:p>125218</text:p>
              </table:table-cell>
              <table:table-cell office:value-type="float" office:value="32972">
                <text:p>32972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126185">
                <text:p>126185</text:p>
              </table:table-cell>
              <table:table-cell office:value-type="float" office:value="33242">
                <text:p>33242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126920">
                <text:p>126920</text:p>
              </table:table-cell>
              <table:table-cell office:value-type="float" office:value="33451">
                <text:p>33451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127799">
                <text:p>127799</text:p>
              </table:table-cell>
              <table:table-cell office:value-type="float" office:value="33701">
                <text:p>33701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127873">
                <text:p>127873</text:p>
              </table:table-cell>
              <table:table-cell office:value-type="float" office:value="33722">
                <text:p>33722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128169">
                <text:p>128169</text:p>
              </table:table-cell>
              <table:table-cell office:value-type="float" office:value="33805">
                <text:p>33805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128312">
                <text:p>128312</text:p>
              </table:table-cell>
              <table:table-cell office:value-type="float" office:value="33847">
                <text:p>33847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128744">
                <text:p>128744</text:p>
              </table:table-cell>
              <table:table-cell office:value-type="float" office:value="33971">
                <text:p>33971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28817">
                <text:p>128817</text:p>
              </table:table-cell>
              <table:table-cell office:value-type="float" office:value="33993">
                <text:p>33993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128541">
                <text:p>128541</text:p>
              </table:table-cell>
              <table:table-cell office:value-type="float" office:value="33918">
                <text:p>33918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128230">
                <text:p>128230</text:p>
              </table:table-cell>
              <table:table-cell office:value-type="float" office:value="33828">
                <text:p>33828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127931">
                <text:p>127931</text:p>
              </table:table-cell>
              <table:table-cell office:value-type="float" office:value="33745">
                <text:p>33745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127546">
                <text:p>127546</text:p>
              </table:table-cell>
              <table:table-cell office:value-type="float" office:value="33638">
                <text:p>33638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127250">
                <text:p>127250</text:p>
              </table:table-cell>
              <table:table-cell office:value-type="float" office:value="33555">
                <text:p>33555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127028">
                <text:p>127028</text:p>
              </table:table-cell>
              <table:table-cell office:value-type="float" office:value="33492">
                <text:p>33492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126653">
                <text:p>126653</text:p>
              </table:table-cell>
              <table:table-cell office:value-type="float" office:value="33388">
                <text:p>33388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126344">
                <text:p>126344</text:p>
              </table:table-cell>
              <table:table-cell office:value-type="float" office:value="33305">
                <text:p>33305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125974">
                <text:p>125974</text:p>
              </table:table-cell>
              <table:table-cell office:value-type="float" office:value="33201">
                <text:p>33201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125830">
                <text:p>125830</text:p>
              </table:table-cell>
              <table:table-cell office:value-type="float" office:value="33159">
                <text:p>33159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125897">
                <text:p>125897</text:p>
              </table:table-cell>
              <table:table-cell office:value-type="float" office:value="33180">
                <text:p>33180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125723">
                <text:p>125723</text:p>
              </table:table-cell>
              <table:table-cell office:value-type="float" office:value="33132">
                <text:p>33132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125758">
                <text:p>125758</text:p>
              </table:table-cell>
              <table:table-cell office:value-type="float" office:value="33140">
                <text:p>33140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25594">
                <text:p>125594</text:p>
              </table:table-cell>
              <table:table-cell office:value-type="float" office:value="33097">
                <text:p>33097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25403">
                <text:p>125403</text:p>
              </table:table-cell>
              <table:table-cell office:value-type="float" office:value="33044">
                <text:p>33044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25151">
                <text:p>125151</text:p>
              </table:table-cell>
              <table:table-cell office:value-type="float" office:value="32971">
                <text:p>32971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25009">
                <text:p>125009</text:p>
              </table:table-cell>
              <table:table-cell office:value-type="float" office:value="32932">
                <text:p>32932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24954">
                <text:p>124954</text:p>
              </table:table-cell>
              <table:table-cell office:value-type="float" office:value="32919">
                <text:p>32919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24923">
                <text:p>124923</text:p>
              </table:table-cell>
              <table:table-cell office:value-type="float" office:value="32909">
                <text:p>3290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24991">
                <text:p>124991</text:p>
              </table:table-cell>
              <table:table-cell office:value-type="float" office:value="32929">
                <text:p>32929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25066">
                <text:p>125066</text:p>
              </table:table-cell>
              <table:table-cell office:value-type="float" office:value="32951">
                <text:p>32951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25216">
                <text:p>125216</text:p>
              </table:table-cell>
              <table:table-cell office:value-type="float" office:value="32992">
                <text:p>32992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25516">
                <text:p>125516</text:p>
              </table:table-cell>
              <table:table-cell office:value-type="float" office:value="33076">
                <text:p>33076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26100">
                <text:p>126100</text:p>
              </table:table-cell>
              <table:table-cell office:value-type="float" office:value="33241">
                <text:p>33241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26179">
                <text:p>126179</text:p>
              </table:table-cell>
              <table:table-cell office:value-type="float" office:value="33265">
                <text:p>33265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26550">
                <text:p>126550</text:p>
              </table:table-cell>
              <table:table-cell office:value-type="float" office:value="33367">
                <text:p>33367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27141">
                <text:p>127141</text:p>
              </table:table-cell>
              <table:table-cell office:value-type="float" office:value="33535">
                <text:p>33535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27575">
                <text:p>127575</text:p>
              </table:table-cell>
              <table:table-cell office:value-type="float" office:value="33659">
                <text:p>33659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27123">
                <text:p>127123</text:p>
              </table:table-cell>
              <table:table-cell office:value-type="float" office:value="33534">
                <text:p>33534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27057">
                <text:p>127057</text:p>
              </table:table-cell>
              <table:table-cell office:value-type="float" office:value="33513">
                <text:p>33513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127209">
                <text:p>127209</text:p>
              </table:table-cell>
              <table:table-cell office:value-type="float" office:value="33559">
                <text:p>33559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126664">
                <text:p>126664</text:p>
              </table:table-cell>
              <table:table-cell office:value-type="float" office:value="33409">
                <text:p>33409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126004">
                <text:p>126004</text:p>
              </table:table-cell>
              <table:table-cell office:value-type="float" office:value="33222">
                <text:p>33222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125709">
                <text:p>125709</text:p>
              </table:table-cell>
              <table:table-cell office:value-type="float" office:value="33140">
                <text:p>33140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125330">
                <text:p>125330</text:p>
              </table:table-cell>
              <table:table-cell office:value-type="float" office:value="33034">
                <text:p>33034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125106">
                <text:p>125106</text:p>
              </table:table-cell>
              <table:table-cell office:value-type="float" office:value="32971">
                <text:p>32971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124748">
                <text:p>124748</text:p>
              </table:table-cell>
              <table:table-cell office:value-type="float" office:value="32871">
                <text:p>32871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124595">
                <text:p>124595</text:p>
              </table:table-cell>
              <table:table-cell office:value-type="float" office:value="32825">
                <text:p>32825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124438">
                <text:p>124438</text:p>
              </table:table-cell>
              <table:table-cell office:value-type="float" office:value="32784">
                <text:p>32784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118630">
                <text:p>11863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122669">
                <text:p>122669</text:p>
              </table:table-cell>
              <table:table-cell office:value-type="float" office:value="32284">
                <text:p>32284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123390">
                <text:p>123390</text:p>
              </table:table-cell>
              <table:table-cell office:value-type="float" office:value="32491">
                <text:p>32491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123695">
                <text:p>123695</text:p>
              </table:table-cell>
              <table:table-cell office:value-type="float" office:value="32576">
                <text:p>3257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24217">
                <text:p>124217</text:p>
              </table:table-cell>
              <table:table-cell office:value-type="float" office:value="32721">
                <text:p>32721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125029">
                <text:p>125029</text:p>
              </table:table-cell>
              <table:table-cell office:value-type="float" office:value="32950">
                <text:p>32950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125626">
                <text:p>125626</text:p>
              </table:table-cell>
              <table:table-cell office:value-type="float" office:value="33117">
                <text:p>33117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125984">
                <text:p>125984</text:p>
              </table:table-cell>
              <table:table-cell office:value-type="float" office:value="33222">
                <text:p>33222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126440">
                <text:p>126440</text:p>
              </table:table-cell>
              <table:table-cell office:value-type="float" office:value="33347">
                <text:p>33347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26799">
                <text:p>126799</text:p>
              </table:table-cell>
              <table:table-cell office:value-type="float" office:value="33451">
                <text:p>33451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127059">
                <text:p>127059</text:p>
              </table:table-cell>
              <table:table-cell office:value-type="float" office:value="33523">
                <text:p>33523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127688">
                <text:p>127688</text:p>
              </table:table-cell>
              <table:table-cell office:value-type="float" office:value="33700">
                <text:p>33700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127687">
                <text:p>127687</text:p>
              </table:table-cell>
              <table:table-cell office:value-type="float" office:value="33701">
                <text:p>33701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127611">
                <text:p>127611</text:p>
              </table:table-cell>
              <table:table-cell office:value-type="float" office:value="33680">
                <text:p>33680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127535">
                <text:p>127535</text:p>
              </table:table-cell>
              <table:table-cell office:value-type="float" office:value="33659">
                <text:p>33659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127300">
                <text:p>127300</text:p>
              </table:table-cell>
              <table:table-cell office:value-type="float" office:value="33597">
                <text:p>33597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126215">
                <text:p>126215</text:p>
              </table:table-cell>
              <table:table-cell office:value-type="float" office:value="33294">
                <text:p>33294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125749">
                <text:p>125749</text:p>
              </table:table-cell>
              <table:table-cell office:value-type="float" office:value="33159">
                <text:p>33159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117366">
                <text:p>117366</text:p>
              </table:table-cell>
              <table:table-cell office:value-type="float" office:value="30846">
                <text:p>30846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98850">
                <text:p>98850</text:p>
              </table:table-cell>
              <table:table-cell office:value-type="float" office:value="25989">
                <text:p>25989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103783">
                <text:p>103783</text:p>
              </table:table-cell>
              <table:table-cell office:value-type="float" office:value="27323">
                <text:p>27323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124642">
                <text:p>124642</text:p>
              </table:table-cell>
              <table:table-cell office:value-type="float" office:value="32849">
                <text:p>32849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96564">
                <text:p>96564</text:p>
              </table:table-cell>
              <table:table-cell office:value-type="float" office:value="25389">
                <text:p>25389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102765">
                <text:p>102765</text:p>
              </table:table-cell>
              <table:table-cell office:value-type="float" office:value="27110">
                <text:p>27110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102548">
                <text:p>102548</text:p>
              </table:table-cell>
              <table:table-cell office:value-type="float" office:value="27032">
                <text:p>27032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103882">
                <text:p>103882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99440">
                <text:p>99440</text:p>
              </table:table-cell>
              <table:table-cell office:value-type="float" office:value="26218">
                <text:p>26218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100262">
                <text:p>100262</text:p>
              </table:table-cell>
              <table:table-cell office:value-type="float" office:value="26410">
                <text:p>26410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106286">
                <text:p>106286</text:p>
              </table:table-cell>
              <table:table-cell office:value-type="float" office:value="28011">
                <text:p>28011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100475">
                <text:p>100475</text:p>
              </table:table-cell>
              <table:table-cell office:value-type="float" office:value="26470">
                <text:p>26470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104057">
                <text:p>104057</text:p>
              </table:table-cell>
              <table:table-cell office:value-type="float" office:value="27428">
                <text:p>27428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108113">
                <text:p>108113</text:p>
              </table:table-cell>
              <table:table-cell office:value-type="float" office:value="28531">
                <text:p>28531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107130">
                <text:p>107130</text:p>
              </table:table-cell>
              <table:table-cell office:value-type="float" office:value="28261">
                <text:p>28261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106736">
                <text:p>106736</text:p>
              </table:table-cell>
              <table:table-cell office:value-type="float" office:value="28157">
                <text:p>28157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106899">
                <text:p>106899</text:p>
              </table:table-cell>
              <table:table-cell office:value-type="float" office:value="28239">
                <text:p>28239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107362">
                <text:p>107362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107215">
                <text:p>107215</text:p>
              </table:table-cell>
              <table:table-cell office:value-type="float" office:value="28303">
                <text:p>28303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106618">
                <text:p>106618</text:p>
              </table:table-cell>
              <table:table-cell office:value-type="float" office:value="28137">
                <text:p>28137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113430">
                <text:p>113430</text:p>
              </table:table-cell>
              <table:table-cell office:value-type="float" office:value="29846">
                <text:p>29846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103293">
                <text:p>103293</text:p>
              </table:table-cell>
              <table:table-cell office:value-type="float" office:value="27198">
                <text:p>27198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104546">
                <text:p>104546</text:p>
              </table:table-cell>
              <table:table-cell office:value-type="float" office:value="27586">
                <text:p>27586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105062">
                <text:p>105062</text:p>
              </table:table-cell>
              <table:table-cell office:value-type="float" office:value="27699">
                <text:p>27699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108902">
                <text:p>108902</text:p>
              </table:table-cell>
              <table:table-cell office:value-type="float" office:value="28742">
                <text:p>28742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102313">
                <text:p>102313</text:p>
              </table:table-cell>
              <table:table-cell office:value-type="float" office:value="27011">
                <text:p>27011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103039">
                <text:p>103039</text:p>
              </table:table-cell>
              <table:table-cell office:value-type="float" office:value="27183">
                <text:p>27183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99656">
                <text:p>99656</text:p>
              </table:table-cell>
              <table:table-cell office:value-type="float" office:value="26302">
                <text:p>26302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105961">
                <text:p>105961</text:p>
              </table:table-cell>
              <table:table-cell office:value-type="float" office:value="27949">
                <text:p>27949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101929">
                <text:p>101929</text:p>
              </table:table-cell>
              <table:table-cell office:value-type="float" office:value="26886">
                <text:p>26886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103134">
                <text:p>103134</text:p>
              </table:table-cell>
              <table:table-cell office:value-type="float" office:value="27199">
                <text:p>27199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103102">
                <text:p>103102</text:p>
              </table:table-cell>
              <table:table-cell office:value-type="float" office:value="27198">
                <text:p>27198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103793">
                <text:p>103793</text:p>
              </table:table-cell>
              <table:table-cell office:value-type="float" office:value="27344">
                <text:p>27344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99848">
                <text:p>99848</text:p>
              </table:table-cell>
              <table:table-cell office:value-type="float" office:value="26319">
                <text:p>26319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100597">
                <text:p>100597</text:p>
              </table:table-cell>
              <table:table-cell office:value-type="float" office:value="26530">
                <text:p>26530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100502">
                <text:p>100502</text:p>
              </table:table-cell>
              <table:table-cell office:value-type="float" office:value="26510">
                <text:p>26510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99354">
                <text:p>99354</text:p>
              </table:table-cell>
              <table:table-cell office:value-type="float" office:value="26115">
                <text:p>26115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103709">
                <text:p>103709</text:p>
              </table:table-cell>
              <table:table-cell office:value-type="float" office:value="27345">
                <text:p>27345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106906">
                <text:p>106906</text:p>
              </table:table-cell>
              <table:table-cell office:value-type="float" office:value="28220">
                <text:p>28220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103453">
                <text:p>103453</text:p>
              </table:table-cell>
              <table:table-cell office:value-type="float" office:value="27323">
                <text:p>27323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106997">
                <text:p>106997</text:p>
              </table:table-cell>
              <table:table-cell office:value-type="float" office:value="28220">
                <text:p>28220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106373">
                <text:p>106373</text:p>
              </table:table-cell>
              <table:table-cell office:value-type="float" office:value="28095">
                <text:p>28095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105132">
                <text:p>105132</text:p>
              </table:table-cell>
              <table:table-cell office:value-type="float" office:value="27782">
                <text:p>27782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108142">
                <text:p>108142</text:p>
              </table:table-cell>
              <table:table-cell office:value-type="float" office:value="28511">
                <text:p>28511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120272">
                <text:p>120272</text:p>
              </table:table-cell>
              <table:table-cell office:value-type="float" office:value="31617">
                <text:p>31617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123265">
                <text:p>123265</text:p>
              </table:table-cell>
              <table:table-cell office:value-type="float" office:value="32462">
                <text:p>32462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123436">
                <text:p>123436</text:p>
              </table:table-cell>
              <table:table-cell office:value-type="float" office:value="32513">
                <text:p>32513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123799">
                <text:p>123799</text:p>
              </table:table-cell>
              <table:table-cell office:value-type="float" office:value="32616">
                <text:p>32616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124538">
                <text:p>124538</text:p>
              </table:table-cell>
              <table:table-cell office:value-type="float" office:value="32826">
                <text:p>32826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124528">
                <text:p>124528</text:p>
              </table:table-cell>
              <table:table-cell office:value-type="float" office:value="32825">
                <text:p>32825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124448">
                <text:p>124448</text:p>
              </table:table-cell>
              <table:table-cell office:value-type="float" office:value="32804">
                <text:p>32804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124678">
                <text:p>124678</text:p>
              </table:table-cell>
              <table:table-cell office:value-type="float" office:value="32868">
                <text:p>32868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125122">
                <text:p>125122</text:p>
              </table:table-cell>
              <table:table-cell office:value-type="float" office:value="32992">
                <text:p>32992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121061">
                <text:p>121061</text:p>
              </table:table-cell>
              <table:table-cell office:value-type="float" office:value="31826">
                <text:p>31826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125369">
                <text:p>125369</text:p>
              </table:table-cell>
              <table:table-cell office:value-type="float" office:value="33057">
                <text:p>33057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126122">
                <text:p>126122</text:p>
              </table:table-cell>
              <table:table-cell office:value-type="float" office:value="33275">
                <text:p>33275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126294">
                <text:p>126294</text:p>
              </table:table-cell>
              <table:table-cell office:value-type="float" office:value="33326">
                <text:p>33326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126208">
                <text:p>126208</text:p>
              </table:table-cell>
              <table:table-cell office:value-type="float" office:value="33301">
                <text:p>33301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126070">
                <text:p>126070</text:p>
              </table:table-cell>
              <table:table-cell office:value-type="float" office:value="33263">
                <text:p>33263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125846">
                <text:p>125846</text:p>
              </table:table-cell>
              <table:table-cell office:value-type="float" office:value="33201">
                <text:p>33201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125563">
                <text:p>125563</text:p>
              </table:table-cell>
              <table:table-cell office:value-type="float" office:value="33123">
                <text:p>33123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125474">
                <text:p>125474</text:p>
              </table:table-cell>
              <table:table-cell office:value-type="float" office:value="33098">
                <text:p>33098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125250">
                <text:p>125250</text:p>
              </table:table-cell>
              <table:table-cell office:value-type="float" office:value="33034">
                <text:p>33034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125239">
                <text:p>125239</text:p>
              </table:table-cell>
              <table:table-cell office:value-type="float" office:value="33034">
                <text:p>33034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125018">
                <text:p>125018</text:p>
              </table:table-cell>
              <table:table-cell office:value-type="float" office:value="32971">
                <text:p>32971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124733">
                <text:p>124733</text:p>
              </table:table-cell>
              <table:table-cell office:value-type="float" office:value="32889">
                <text:p>32889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124578">
                <text:p>124578</text:p>
              </table:table-cell>
              <table:table-cell office:value-type="float" office:value="32850">
                <text:p>32850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124201">
                <text:p>124201</text:p>
              </table:table-cell>
              <table:table-cell office:value-type="float" office:value="32744">
                <text:p>32744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124184">
                <text:p>124184</text:p>
              </table:table-cell>
              <table:table-cell office:value-type="float" office:value="32738">
                <text:p>32738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123964">
                <text:p>123964</text:p>
              </table:table-cell>
              <table:table-cell office:value-type="float" office:value="32680">
                <text:p>32680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123754">
                <text:p>123754</text:p>
              </table:table-cell>
              <table:table-cell office:value-type="float" office:value="32618">
                <text:p>32618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123744">
                <text:p>123744</text:p>
              </table:table-cell>
              <table:table-cell office:value-type="float" office:value="32617">
                <text:p>32617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123740">
                <text:p>123740</text:p>
              </table:table-cell>
              <table:table-cell office:value-type="float" office:value="32617">
                <text:p>32617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123751">
                <text:p>123751</text:p>
              </table:table-cell>
              <table:table-cell office:value-type="float" office:value="32617">
                <text:p>32617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123887">
                <text:p>123887</text:p>
              </table:table-cell>
              <table:table-cell office:value-type="float" office:value="32659">
                <text:p>32659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123976">
                <text:p>123976</text:p>
              </table:table-cell>
              <table:table-cell office:value-type="float" office:value="32681">
                <text:p>32681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124409">
                <text:p>124409</text:p>
              </table:table-cell>
              <table:table-cell office:value-type="float" office:value="32804">
                <text:p>32804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125017">
                <text:p>125017</text:p>
              </table:table-cell>
              <table:table-cell office:value-type="float" office:value="32973">
                <text:p>32973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125381">
                <text:p>125381</text:p>
              </table:table-cell>
              <table:table-cell office:value-type="float" office:value="33076">
                <text:p>33076</text:p>
              </table:table-cell>
            </table:table-row>
            <table:table-row>
              <table:table-cell office:value-type="string"/>
              <table:table-cell office:value-type="float" office:value="202">
                <text:p>202</text:p>
              </table:table-cell>
              <table:table-cell office:value-type="float" office:value="125892">
                <text:p>125892</text:p>
              </table:table-cell>
              <table:table-cell office:value-type="float" office:value="33222">
                <text:p>33222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126393">
                <text:p>126393</text:p>
              </table:table-cell>
              <table:table-cell office:value-type="float" office:value="33359">
                <text:p>33359</text:p>
              </table:table-cell>
            </table:table-row>
            <table:table-row>
              <table:table-cell office:value-type="string"/>
              <table:table-cell office:value-type="float" office:value="204">
                <text:p>204</text:p>
              </table:table-cell>
              <table:table-cell office:value-type="float" office:value="126552">
                <text:p>126552</text:p>
              </table:table-cell>
              <table:table-cell office:value-type="float" office:value="33409">
                <text:p>33409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126700">
                <text:p>126700</text:p>
              </table:table-cell>
              <table:table-cell office:value-type="float" office:value="33451">
                <text:p>33451</text:p>
              </table:table-cell>
            </table:table-row>
            <table:table-row>
              <table:table-cell office:value-type="string"/>
              <table:table-cell office:value-type="float" office:value="206">
                <text:p>206</text:p>
              </table:table-cell>
              <table:table-cell office:value-type="float" office:value="126777">
                <text:p>126777</text:p>
              </table:table-cell>
              <table:table-cell office:value-type="float" office:value="33472">
                <text:p>33472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126754">
                <text:p>126754</text:p>
              </table:table-cell>
              <table:table-cell office:value-type="float" office:value="33463">
                <text:p>33463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126629">
                <text:p>126629</text:p>
              </table:table-cell>
              <table:table-cell office:value-type="float" office:value="33430">
                <text:p>33430</text:p>
              </table:table-cell>
            </table:table-row>
            <table:table-row>
              <table:table-cell office:value-type="string"/>
              <table:table-cell office:value-type="float" office:value="209">
                <text:p>209</text:p>
              </table:table-cell>
              <table:table-cell office:value-type="float" office:value="126166">
                <text:p>126166</text:p>
              </table:table-cell>
              <table:table-cell office:value-type="float" office:value="33304">
                <text:p>33304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125575">
                <text:p>125575</text:p>
              </table:table-cell>
              <table:table-cell office:value-type="float" office:value="33138">
                <text:p>33138</text:p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125136">
                <text:p>125136</text:p>
              </table:table-cell>
              <table:table-cell office:value-type="float" office:value="33013">
                <text:p>33013</text:p>
              </table:table-cell>
            </table:table-row>
            <table:table-row>
              <table:table-cell office:value-type="string"/>
              <table:table-cell office:value-type="float" office:value="212">
                <text:p>212</text:p>
              </table:table-cell>
              <table:table-cell office:value-type="float" office:value="124525">
                <text:p>124525</text:p>
              </table:table-cell>
              <table:table-cell office:value-type="float" office:value="32842">
                <text:p>32842</text:p>
              </table:table-cell>
            </table:table-row>
            <table:table-row>
              <table:table-cell office:value-type="string"/>
              <table:table-cell office:value-type="float" office:value="213">
                <text:p>213</text:p>
              </table:table-cell>
              <table:table-cell office:value-type="float" office:value="124227">
                <text:p>124227</text:p>
              </table:table-cell>
              <table:table-cell office:value-type="float" office:value="32759">
                <text:p>32759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124088">
                <text:p>124088</text:p>
              </table:table-cell>
              <table:table-cell office:value-type="float" office:value="32721">
                <text:p>32721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123796">
                <text:p>123796</text:p>
              </table:table-cell>
              <table:table-cell office:value-type="float" office:value="32639">
                <text:p>32639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123803">
                <text:p>123803</text:p>
              </table:table-cell>
              <table:table-cell office:value-type="float" office:value="32640">
                <text:p>32640</text:p>
              </table:table-cell>
            </table:table-row>
            <table:table-row>
              <table:table-cell office:value-type="string"/>
              <table:table-cell office:value-type="float" office:value="217">
                <text:p>217</text:p>
              </table:table-cell>
              <table:table-cell office:value-type="float" office:value="123633">
                <text:p>123633</text:p>
              </table:table-cell>
              <table:table-cell office:value-type="float" office:value="32592">
                <text:p>32592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123270">
                <text:p>123270</text:p>
              </table:table-cell>
              <table:table-cell office:value-type="float" office:value="32492">
                <text:p>32492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123343">
                <text:p>123343</text:p>
              </table:table-cell>
              <table:table-cell office:value-type="float" office:value="32513">
                <text:p>32513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123268">
                <text:p>123268</text:p>
              </table:table-cell>
              <table:table-cell office:value-type="float" office:value="32492">
                <text:p>32492</text:p>
              </table:table-cell>
            </table:table-row>
            <table:table-row>
              <table:table-cell office:value-type="string"/>
              <table:table-cell office:value-type="float" office:value="221">
                <text:p>221</text:p>
              </table:table-cell>
              <table:table-cell office:value-type="float" office:value="123126">
                <text:p>123126</text:p>
              </table:table-cell>
              <table:table-cell office:value-type="float" office:value="32450">
                <text:p>32450</text:p>
              </table:table-cell>
            </table:table-row>
            <table:table-row>
              <table:table-cell office:value-type="string"/>
              <table:table-cell office:value-type="float" office:value="222">
                <text:p>222</text:p>
              </table:table-cell>
              <table:table-cell office:value-type="float" office:value="123201">
                <text:p>123201</text:p>
              </table:table-cell>
              <table:table-cell office:value-type="float" office:value="32471">
                <text:p>32471</text:p>
              </table:table-cell>
            </table:table-row>
            <table:table-row>
              <table:table-cell office:value-type="string"/>
              <table:table-cell office:value-type="float" office:value="223">
                <text:p>223</text:p>
              </table:table-cell>
              <table:table-cell office:value-type="float" office:value="123130">
                <text:p>123130</text:p>
              </table:table-cell>
              <table:table-cell office:value-type="float" office:value="32451">
                <text:p>32451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123107">
                <text:p>123107</text:p>
              </table:table-cell>
              <table:table-cell office:value-type="float" office:value="32446">
                <text:p>32446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123264">
                <text:p>123264</text:p>
              </table:table-cell>
              <table:table-cell office:value-type="float" office:value="32492">
                <text:p>32492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123421">
                <text:p>123421</text:p>
              </table:table-cell>
              <table:table-cell office:value-type="float" office:value="32534">
                <text:p>32534</text:p>
              </table:table-cell>
            </table:table-row>
            <table:table-row>
              <table:table-cell office:value-type="string"/>
              <table:table-cell office:value-type="float" office:value="227">
                <text:p>227</text:p>
              </table:table-cell>
              <table:table-cell office:value-type="float" office:value="123570">
                <text:p>123570</text:p>
              </table:table-cell>
              <table:table-cell office:value-type="float" office:value="32575">
                <text:p>32575</text:p>
              </table:table-cell>
            </table:table-row>
            <table:table-row>
              <table:table-cell office:value-type="string"/>
              <table:table-cell office:value-type="float" office:value="228">
                <text:p>228</text:p>
              </table:table-cell>
              <table:table-cell office:value-type="float" office:value="123635">
                <text:p>123635</text:p>
              </table:table-cell>
              <table:table-cell office:value-type="float" office:value="32596">
                <text:p>32596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123366">
                <text:p>123366</text:p>
              </table:table-cell>
              <table:table-cell office:value-type="float" office:value="32520">
                <text:p>32520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123263">
                <text:p>123263</text:p>
              </table:table-cell>
              <table:table-cell office:value-type="float" office:value="32492">
                <text:p>32492</text:p>
              </table:table-cell>
            </table:table-row>
            <table:table-row>
              <table:table-cell office:value-type="string"/>
              <table:table-cell office:value-type="float" office:value="231">
                <text:p>231</text:p>
              </table:table-cell>
              <table:table-cell office:value-type="float" office:value="123340">
                <text:p>123340</text:p>
              </table:table-cell>
              <table:table-cell office:value-type="float" office:value="32513">
                <text:p>32513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123193">
                <text:p>123193</text:p>
              </table:table-cell>
              <table:table-cell office:value-type="float" office:value="32471">
                <text:p>32471</text:p>
              </table:table-cell>
            </table:table-row>
            <table:table-row>
              <table:table-cell office:value-type="string"/>
              <table:table-cell office:value-type="float" office:value="233">
                <text:p>233</text:p>
              </table:table-cell>
              <table:table-cell office:value-type="float" office:value="123036">
                <text:p>123036</text:p>
              </table:table-cell>
              <table:table-cell office:value-type="float" office:value="32429">
                <text:p>32429</text:p>
              </table:table-cell>
            </table:table-row>
            <table:table-row>
              <table:table-cell office:value-type="string"/>
              <table:table-cell office:value-type="float" office:value="234">
                <text:p>234</text:p>
              </table:table-cell>
              <table:table-cell office:value-type="float" office:value="122878">
                <text:p>122878</text:p>
              </table:table-cell>
              <table:table-cell office:value-type="float" office:value="32388">
                <text:p>32388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122661">
                <text:p>122661</text:p>
              </table:table-cell>
              <table:table-cell office:value-type="float" office:value="32326">
                <text:p>32326</text:p>
              </table:table-cell>
            </table:table-row>
            <table:table-row>
              <table:table-cell office:value-type="string"/>
              <table:table-cell office:value-type="float" office:value="236">
                <text:p>236</text:p>
              </table:table-cell>
              <table:table-cell office:value-type="float" office:value="122821">
                <text:p>122821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/>
              <table:table-cell office:value-type="float" office:value="237">
                <text:p>237</text:p>
              </table:table-cell>
              <table:table-cell office:value-type="float" office:value="123027">
                <text:p>123027</text:p>
              </table:table-cell>
              <table:table-cell office:value-type="float" office:value="32429">
                <text:p>32429</text:p>
              </table:table-cell>
            </table:table-row>
            <table:table-row>
              <table:table-cell office:value-type="string"/>
              <table:table-cell office:value-type="float" office:value="238">
                <text:p>238</text:p>
              </table:table-cell>
              <table:table-cell office:value-type="float" office:value="123109">
                <text:p>123109</text:p>
              </table:table-cell>
              <table:table-cell office:value-type="float" office:value="32450">
                <text:p>32450</text:p>
              </table:table-cell>
            </table:table-row>
            <table:table-row>
              <table:table-cell office:value-type="string"/>
              <table:table-cell office:value-type="float" office:value="239">
                <text:p>239</text:p>
              </table:table-cell>
              <table:table-cell office:value-type="float" office:value="123105">
                <text:p>123105</text:p>
              </table:table-cell>
              <table:table-cell office:value-type="float" office:value="32451">
                <text:p>32451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123000">
                <text:p>123000</text:p>
              </table:table-cell>
              <table:table-cell office:value-type="float" office:value="32421">
                <text:p>32421</text:p>
              </table:table-cell>
            </table:table-row>
            <table:table-row>
              <table:table-cell office:value-type="string"/>
              <table:table-cell office:value-type="float" office:value="241">
                <text:p>241</text:p>
              </table:table-cell>
              <table:table-cell office:value-type="float" office:value="122805">
                <text:p>122805</text:p>
              </table:table-cell>
              <table:table-cell office:value-type="float" office:value="32367">
                <text:p>32367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122657">
                <text:p>122657</text:p>
              </table:table-cell>
              <table:table-cell office:value-type="float" office:value="32325">
                <text:p>32325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122580">
                <text:p>122580</text:p>
              </table:table-cell>
              <table:table-cell office:value-type="float" office:value="32304">
                <text:p>32304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122450">
                <text:p>122450</text:p>
              </table:table-cell>
              <table:table-cell office:value-type="float" office:value="32269">
                <text:p>32269</text:p>
              </table:table-cell>
            </table:table-row>
            <table:table-row>
              <table:table-cell office:value-type="string"/>
              <table:table-cell office:value-type="float" office:value="245">
                <text:p>245</text:p>
              </table:table-cell>
              <table:table-cell office:value-type="float" office:value="122504">
                <text:p>122504</text:p>
              </table:table-cell>
              <table:table-cell office:value-type="float" office:value="32283">
                <text:p>32283</text:p>
              </table:table-cell>
            </table:table-row>
            <table:table-row>
              <table:table-cell office:value-type="string"/>
              <table:table-cell office:value-type="float" office:value="246">
                <text:p>246</text:p>
              </table:table-cell>
              <table:table-cell office:value-type="float" office:value="122479">
                <text:p>122479</text:p>
              </table:table-cell>
              <table:table-cell office:value-type="float" office:value="32275">
                <text:p>32275</text:p>
              </table:table-cell>
            </table:table-row>
            <table:table-row>
              <table:table-cell office:value-type="string"/>
              <table:table-cell office:value-type="float" office:value="247">
                <text:p>247</text:p>
              </table:table-cell>
              <table:table-cell office:value-type="float" office:value="122501">
                <text:p>122501</text:p>
              </table:table-cell>
              <table:table-cell office:value-type="float" office:value="32284">
                <text:p>32284</text:p>
              </table:table-cell>
            </table:table-row>
            <table:table-row>
              <table:table-cell office:value-type="string"/>
              <table:table-cell office:value-type="float" office:value="248">
                <text:p>248</text:p>
              </table:table-cell>
              <table:table-cell office:value-type="float" office:value="122409">
                <text:p>122409</text:p>
              </table:table-cell>
              <table:table-cell office:value-type="float" office:value="32259">
                <text:p>32259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122366">
                <text:p>122366</text:p>
              </table:table-cell>
              <table:table-cell office:value-type="float" office:value="32245">
                <text:p>32245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122679">
                <text:p>122679</text:p>
              </table:table-cell>
              <table:table-cell office:value-type="float" office:value="32333">
                <text:p>32333</text:p>
              </table:table-cell>
            </table:table-row>
            <table:table-row>
              <table:table-cell office:value-type="string"/>
              <table:table-cell office:value-type="float" office:value="251">
                <text:p>251</text:p>
              </table:table-cell>
              <table:table-cell office:value-type="float" office:value="122657">
                <text:p>122657</text:p>
              </table:table-cell>
              <table:table-cell office:value-type="float" office:value="32326">
                <text:p>32326</text:p>
              </table:table-cell>
            </table:table-row>
            <table:table-row>
              <table:table-cell office:value-type="string"/>
              <table:table-cell office:value-type="float" office:value="252">
                <text:p>252</text:p>
              </table:table-cell>
              <table:table-cell office:value-type="float" office:value="122765">
                <text:p>122765</text:p>
              </table:table-cell>
              <table:table-cell office:value-type="float" office:value="32359">
                <text:p>32359</text:p>
              </table:table-cell>
            </table:table-row>
            <table:table-row>
              <table:table-cell office:value-type="string"/>
              <table:table-cell office:value-type="float" office:value="253">
                <text:p>253</text:p>
              </table:table-cell>
              <table:table-cell office:value-type="float" office:value="122792">
                <text:p>122792</text:p>
              </table:table-cell>
              <table:table-cell office:value-type="float" office:value="32367">
                <text:p>32367</text:p>
              </table:table-cell>
            </table:table-row>
            <table:table-row>
              <table:table-cell office:value-type="string"/>
              <table:table-cell office:value-type="float" office:value="254">
                <text:p>254</text:p>
              </table:table-cell>
              <table:table-cell office:value-type="float" office:value="122942">
                <text:p>122942</text:p>
              </table:table-cell>
              <table:table-cell office:value-type="float" office:value="32409">
                <text:p>32409</text:p>
              </table:table-cell>
            </table:table-row>
            <table:table-row>
              <table:table-cell office:value-type="string"/>
              <table:table-cell office:value-type="float" office:value="255">
                <text:p>255</text:p>
              </table:table-cell>
              <table:table-cell office:value-type="float" office:value="123324">
                <text:p>123324</text:p>
              </table:table-cell>
              <table:table-cell office:value-type="float" office:value="32513">
                <text:p>32513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  <table:table-cell office:value-type="float" office:value="123995">
                <text:p>123995</text:p>
              </table:table-cell>
              <table:table-cell office:value-type="float" office:value="32701">
                <text:p>32701</text:p>
              </table:table-cell>
            </table:table-row>
            <table:table-row>
              <table:table-cell office:value-type="string"/>
              <table:table-cell office:value-type="float" office:value="257">
                <text:p>257</text:p>
              </table:table-cell>
              <table:table-cell office:value-type="float" office:value="124658">
                <text:p>124658</text:p>
              </table:table-cell>
              <table:table-cell office:value-type="float" office:value="32888">
                <text:p>32888</text:p>
              </table:table-cell>
            </table:table-row>
            <table:table-row>
              <table:table-cell office:value-type="string"/>
              <table:table-cell office:value-type="float" office:value="258">
                <text:p>258</text:p>
              </table:table-cell>
              <table:table-cell office:value-type="float" office:value="125043">
                <text:p>125043</text:p>
              </table:table-cell>
              <table:table-cell office:value-type="float" office:value="32992">
                <text:p>32992</text:p>
              </table:table-cell>
            </table:table-row>
            <table:table-row>
              <table:table-cell office:value-type="string"/>
              <table:table-cell office:value-type="float" office:value="259">
                <text:p>259</text:p>
              </table:table-cell>
              <table:table-cell office:value-type="float" office:value="125518">
                <text:p>125518</text:p>
              </table:table-cell>
              <table:table-cell office:value-type="float" office:value="33129">
                <text:p>33129</text:p>
              </table:table-cell>
            </table:table-row>
            <table:table-row>
              <table:table-cell office:value-type="string"/>
              <table:table-cell office:value-type="float" office:value="260">
                <text:p>260</text:p>
              </table:table-cell>
              <table:table-cell office:value-type="float" office:value="125990">
                <text:p>125990</text:p>
              </table:table-cell>
              <table:table-cell office:value-type="float" office:value="33263">
                <text:p>33263</text:p>
              </table:table-cell>
            </table:table-row>
            <table:table-row>
              <table:table-cell office:value-type="string"/>
              <table:table-cell office:value-type="float" office:value="261">
                <text:p>261</text:p>
              </table:table-cell>
              <table:table-cell office:value-type="float" office:value="126440">
                <text:p>126440</text:p>
              </table:table-cell>
              <table:table-cell office:value-type="float" office:value="33387">
                <text:p>33387</text:p>
              </table:table-cell>
            </table:table-row>
            <table:table-row>
              <table:table-cell office:value-type="string"/>
              <table:table-cell office:value-type="float" office:value="262">
                <text:p>262</text:p>
              </table:table-cell>
              <table:table-cell office:value-type="float" office:value="126815">
                <text:p>126815</text:p>
              </table:table-cell>
              <table:table-cell office:value-type="float" office:value="33492">
                <text:p>33492</text:p>
              </table:table-cell>
            </table:table-row>
            <table:table-row>
              <table:table-cell office:value-type="string"/>
              <table:table-cell office:value-type="float" office:value="263">
                <text:p>263</text:p>
              </table:table-cell>
              <table:table-cell office:value-type="float" office:value="127028">
                <text:p>127028</text:p>
              </table:table-cell>
              <table:table-cell office:value-type="float" office:value="33554">
                <text:p>33554</text:p>
              </table:table-cell>
            </table:table-row>
            <table:table-row>
              <table:table-cell office:value-type="string"/>
              <table:table-cell office:value-type="float" office:value="264">
                <text:p>264</text:p>
              </table:table-cell>
              <table:table-cell office:value-type="float" office:value="127030">
                <text:p>127030</text:p>
              </table:table-cell>
              <table:table-cell office:value-type="float" office:value="33555">
                <text:p>33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9755">
                <text:p>12975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